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86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9.276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2.565cm"/>
    </style:style>
    <style:style style:name="co7" style:family="table-column">
      <style:table-column-properties fo:break-before="auto" style:column-width="2.429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2.932cm" fo:break-before="auto" style:use-optimal-row-height="false"/>
    </style:style>
    <style:style style:name="ro3" style:family="table-row">
      <style:table-row-properties style:row-height="0.47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65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ta1" style:family="table" style:master-page-name="PageStyle_5f_Command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1_5f_1" style:base-cell-address="Command.D4"/>
      <style:map style:condition="cell-content()=&quot;Support&quot;" style:apply-style-name="Excel_5f_CondFormat_5f_1_5f_1_5f_2" style:base-cell-address="Command.D4"/>
      <style:map style:condition="is-true-formula(NOT(ISERROR(SEARCH(&quot;Unsupport&quot;;[Command.D4]))))" style:apply-style-name="Excel_5f_CondFormat_5f_1_5f_1_5f_3" style:base-cell-address="Command.D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_5f_1" style:base-cell-address="Command.D4"/>
      <style:map style:condition="cell-content()=&quot;Support&quot;" style:apply-style-name="Excel_5f_CondFormat_5f_1_5f_1_5f_2" style:base-cell-address="Command.D4"/>
      <style:map style:condition="is-true-formula(NOT(ISERROR(SEARCH(&quot;Unsupport&quot;;[Command.D4]))))" style:apply-style-name="Excel_5f_CondFormat_5f_1_5f_1_5f_3" style:base-cell-address="Command.D4"/>
    </style:style>
    <style:style style:name="ce20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1_5f_1" style:base-cell-address="Command.D4"/>
      <style:map style:condition="cell-content()=&quot;Support&quot;" style:apply-style-name="Excel_5f_CondFormat_5f_1_5f_1_5f_2" style:base-cell-address="Command.D4"/>
      <style:map style:condition="is-true-formula(NOT(ISERROR(SEARCH(&quot;Unsupport&quot;;[Command.D4]))))" style:apply-style-name="Excel_5f_CondFormat_5f_1_5f_1_5f_3" style:base-cell-address="Command.D4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6_5f_1" style:base-cell-address="Command.D64"/>
      <style:map style:condition="cell-content()=&quot;Support&quot;" style:apply-style-name="Excel_5f_CondFormat_5f_1_5f_26_5f_2" style:base-cell-address="Command.D64"/>
      <style:map style:condition="is-true-formula(NOT(ISERROR(SEARCH(&quot;Unsupport&quot;;[Command.D64]))))" style:apply-style-name="Excel_5f_CondFormat_5f_1_5f_26_5f_3" style:base-cell-address="Command.D64"/>
    </style:style>
    <style:style style:name="ce22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1_5f_1" style:base-cell-address="Command.D4"/>
      <style:map style:condition="cell-content()=&quot;Support&quot;" style:apply-style-name="Excel_5f_CondFormat_5f_1_5f_1_5f_2" style:base-cell-address="Command.D4"/>
      <style:map style:condition="is-true-formula(NOT(ISERROR(SEARCH(&quot;Unsupport&quot;;[Command.D4]))))" style:apply-style-name="Excel_5f_CondFormat_5f_1_5f_1_5f_3" style:base-cell-address="Command.D4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_5f_1" style:base-cell-address="Command.D4"/>
      <style:map style:condition="cell-content()=&quot;Support&quot;" style:apply-style-name="Excel_5f_CondFormat_5f_1_5f_1_5f_2" style:base-cell-address="Command.D4"/>
      <style:map style:condition="is-true-formula(NOT(ISERROR(SEARCH(&quot;Unsupport&quot;;[Command.D4]))))" style:apply-style-name="Excel_5f_CondFormat_5f_1_5f_1_5f_3" style:base-cell-address="Command.D4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_5f_1" style:base-cell-address="Command.D4"/>
      <style:map style:condition="cell-content()=&quot;Support&quot;" style:apply-style-name="Excel_5f_CondFormat_5f_1_5f_1_5f_2" style:base-cell-address="Command.D4"/>
      <style:map style:condition="is-true-formula(NOT(ISERROR(SEARCH(&quot;Unsupport&quot;;[Command.D4]))))" style:apply-style-name="Excel_5f_CondFormat_5f_1_5f_1_5f_3" style:base-cell-address="Command.D4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4_5f_1" style:base-cell-address="Command.J4"/>
      <style:map style:condition="cell-content()=&quot;Support&quot;" style:apply-style-name="Excel_5f_CondFormat_5f_1_5f_4_5f_2" style:base-cell-address="Command.J4"/>
      <style:map style:condition="is-true-formula(NOT(ISERROR(SEARCH(&quot;Unsupport&quot;;[Command.J4]))))" style:apply-style-name="Excel_5f_CondFormat_5f_1_5f_4_5f_3" style:base-cell-address="Command.J4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4_5f_1" style:base-cell-address="Command.J4"/>
      <style:map style:condition="cell-content()=&quot;Support&quot;" style:apply-style-name="Excel_5f_CondFormat_5f_1_5f_4_5f_2" style:base-cell-address="Command.J4"/>
      <style:map style:condition="is-true-formula(NOT(ISERROR(SEARCH(&quot;Unsupport&quot;;[Command.J4]))))" style:apply-style-name="Excel_5f_CondFormat_5f_1_5f_4_5f_3" style:base-cell-address="Command.J4"/>
    </style:style>
    <style:style style:name="ce27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4_5f_1" style:base-cell-address="Command.J4"/>
      <style:map style:condition="cell-content()=&quot;Support&quot;" style:apply-style-name="Excel_5f_CondFormat_5f_1_5f_4_5f_2" style:base-cell-address="Command.J4"/>
      <style:map style:condition="is-true-formula(NOT(ISERROR(SEARCH(&quot;Unsupport&quot;;[Command.J4]))))" style:apply-style-name="Excel_5f_CondFormat_5f_1_5f_4_5f_3" style:base-cell-address="Command.J4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2_5f_1" style:base-cell-address="Command.K4"/>
      <style:map style:condition="cell-content()=&quot;Support&quot;" style:apply-style-name="Excel_5f_CondFormat_5f_1_5f_2_5f_2" style:base-cell-address="Command.K4"/>
      <style:map style:condition="is-true-formula(NOT(ISERROR(SEARCH(&quot;Unsupport&quot;;[Command.K4]))))" style:apply-style-name="Excel_5f_CondFormat_5f_1_5f_2_5f_3" style:base-cell-address="Command.K4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_5f_1" style:base-cell-address="Command.K4"/>
      <style:map style:condition="cell-content()=&quot;Support&quot;" style:apply-style-name="Excel_5f_CondFormat_5f_1_5f_2_5f_2" style:base-cell-address="Command.K4"/>
      <style:map style:condition="is-true-formula(NOT(ISERROR(SEARCH(&quot;Unsupport&quot;;[Command.K4]))))" style:apply-style-name="Excel_5f_CondFormat_5f_1_5f_2_5f_3" style:base-cell-address="Command.K4"/>
    </style:style>
    <style:style style:name="ce30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2_5f_1" style:base-cell-address="Command.K4"/>
      <style:map style:condition="cell-content()=&quot;Support&quot;" style:apply-style-name="Excel_5f_CondFormat_5f_1_5f_2_5f_2" style:base-cell-address="Command.K4"/>
      <style:map style:condition="is-true-formula(NOT(ISERROR(SEARCH(&quot;Unsupport&quot;;[Command.K4]))))" style:apply-style-name="Excel_5f_CondFormat_5f_1_5f_2_5f_3" style:base-cell-address="Command.K4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5_5f_1" style:base-cell-address="Command.K60"/>
      <style:map style:condition="cell-content()=&quot;Support&quot;" style:apply-style-name="Excel_5f_CondFormat_5f_1_5f_5_5f_2" style:base-cell-address="Command.K60"/>
      <style:map style:condition="is-true-formula(NOT(ISERROR(SEARCH(&quot;Unsupport&quot;;[Command.K60]))))" style:apply-style-name="Excel_5f_CondFormat_5f_1_5f_5_5f_3" style:base-cell-address="Command.K60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3_5f_1" style:base-cell-address="Command.K63"/>
      <style:map style:condition="cell-content()=&quot;Support&quot;" style:apply-style-name="Excel_5f_CondFormat_5f_1_5f_3_5f_2" style:base-cell-address="Command.K63"/>
      <style:map style:condition="is-true-formula(NOT(ISERROR(SEARCH(&quot;Unsupport&quot;;[Command.K63]))))" style:apply-style-name="Excel_5f_CondFormat_5f_1_5f_3_5f_3" style:base-cell-address="Command.K63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6_5f_1" style:base-cell-address="Command.L4"/>
      <style:map style:condition="cell-content()=&quot;Support&quot;" style:apply-style-name="Excel_5f_CondFormat_5f_1_5f_6_5f_2" style:base-cell-address="Command.L4"/>
      <style:map style:condition="is-true-formula(NOT(ISERROR(SEARCH(&quot;Unsupport&quot;;[Command.L4]))))" style:apply-style-name="Excel_5f_CondFormat_5f_1_5f_6_5f_3" style:base-cell-address="Command.L4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6_5f_1" style:base-cell-address="Command.L4"/>
      <style:map style:condition="cell-content()=&quot;Support&quot;" style:apply-style-name="Excel_5f_CondFormat_5f_1_5f_6_5f_2" style:base-cell-address="Command.L4"/>
      <style:map style:condition="is-true-formula(NOT(ISERROR(SEARCH(&quot;Unsupport&quot;;[Command.L4]))))" style:apply-style-name="Excel_5f_CondFormat_5f_1_5f_6_5f_3" style:base-cell-address="Command.L4"/>
    </style:style>
    <style:style style:name="ce35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6_5f_1" style:base-cell-address="Command.L4"/>
      <style:map style:condition="cell-content()=&quot;Support&quot;" style:apply-style-name="Excel_5f_CondFormat_5f_1_5f_6_5f_2" style:base-cell-address="Command.L4"/>
      <style:map style:condition="is-true-formula(NOT(ISERROR(SEARCH(&quot;Unsupport&quot;;[Command.L4]))))" style:apply-style-name="Excel_5f_CondFormat_5f_1_5f_6_5f_3" style:base-cell-address="Command.L4"/>
    </style:style>
    <style:style style:name="ce36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_5f_1" style:base-cell-address="Command.D4"/>
      <style:map style:condition="cell-content()=&quot;Support&quot;" style:apply-style-name="Excel_5f_CondFormat_5f_1_5f_1_5f_2" style:base-cell-address="Command.D4"/>
      <style:map style:condition="is-true-formula(NOT(ISERROR(SEARCH(&quot;Unsupport&quot;;[Command.D4]))))" style:apply-style-name="Excel_5f_CondFormat_5f_1_5f_1_5f_3" style:base-cell-address="Command.D4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_5f_1" style:base-cell-address="Command.D4"/>
      <style:map style:condition="cell-content()=&quot;Support&quot;" style:apply-style-name="Excel_5f_CondFormat_5f_1_5f_1_5f_2" style:base-cell-address="Command.D4"/>
      <style:map style:condition="is-true-formula(NOT(ISERROR(SEARCH(&quot;Unsupport&quot;;[Command.D4]))))" style:apply-style-name="Excel_5f_CondFormat_5f_1_5f_1_5f_3" style:base-cell-address="Command.D4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8_5f_1" style:base-cell-address="Command.Q4"/>
      <style:map style:condition="cell-content()=&quot;Support&quot;" style:apply-style-name="Excel_5f_CondFormat_5f_1_5f_28_5f_2" style:base-cell-address="Command.Q4"/>
      <style:map style:condition="is-true-formula(NOT(ISERROR(SEARCH(&quot;Unsupport&quot;;[Command.Q4]))))" style:apply-style-name="Excel_5f_CondFormat_5f_1_5f_28_5f_3" style:base-cell-address="Command.Q4"/>
    </style:style>
    <style:style style:name="ce40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7_5f_1" style:base-cell-address="Command.Q16"/>
      <style:map style:condition="cell-content()=&quot;Support&quot;" style:apply-style-name="Excel_5f_CondFormat_5f_1_5f_27_5f_2" style:base-cell-address="Command.Q16"/>
      <style:map style:condition="is-true-formula(NOT(ISERROR(SEARCH(&quot;Unsupport&quot;;[Command.Q16]))))" style:apply-style-name="Excel_5f_CondFormat_5f_1_5f_27_5f_3" style:base-cell-address="Command.Q16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7_5f_1" style:base-cell-address="Command.Q16"/>
      <style:map style:condition="cell-content()=&quot;Support&quot;" style:apply-style-name="Excel_5f_CondFormat_5f_1_5f_27_5f_2" style:base-cell-address="Command.Q16"/>
      <style:map style:condition="is-true-formula(NOT(ISERROR(SEARCH(&quot;Unsupport&quot;;[Command.Q16]))))" style:apply-style-name="Excel_5f_CondFormat_5f_1_5f_27_5f_3" style:base-cell-address="Command.Q16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7_5f_1" style:base-cell-address="Command.Q16"/>
      <style:map style:condition="cell-content()=&quot;Support&quot;" style:apply-style-name="Excel_5f_CondFormat_5f_1_5f_27_5f_2" style:base-cell-address="Command.Q16"/>
      <style:map style:condition="is-true-formula(NOT(ISERROR(SEARCH(&quot;Unsupport&quot;;[Command.Q16]))))" style:apply-style-name="Excel_5f_CondFormat_5f_1_5f_27_5f_3" style:base-cell-address="Command.Q16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27_5f_1" style:base-cell-address="Command.Q16"/>
      <style:map style:condition="cell-content()=&quot;Support&quot;" style:apply-style-name="Excel_5f_CondFormat_5f_1_5f_27_5f_2" style:base-cell-address="Command.Q16"/>
      <style:map style:condition="is-true-formula(NOT(ISERROR(SEARCH(&quot;Unsupport&quot;;[Command.Q16]))))" style:apply-style-name="Excel_5f_CondFormat_5f_1_5f_27_5f_3" style:base-cell-address="Command.Q16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7_5f_1" style:base-cell-address="Command.Q16"/>
      <style:map style:condition="cell-content()=&quot;Support&quot;" style:apply-style-name="Excel_5f_CondFormat_5f_1_5f_27_5f_2" style:base-cell-address="Command.Q16"/>
      <style:map style:condition="is-true-formula(NOT(ISERROR(SEARCH(&quot;Unsupport&quot;;[Command.Q16]))))" style:apply-style-name="Excel_5f_CondFormat_5f_1_5f_27_5f_3" style:base-cell-address="Command.Q16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_5f_1" style:base-cell-address="Command.D4"/>
      <style:map style:condition="cell-content()=&quot;Support&quot;" style:apply-style-name="Excel_5f_CondFormat_5f_1_5f_1_5f_2" style:base-cell-address="Command.D4"/>
      <style:map style:condition="is-true-formula(NOT(ISERROR(SEARCH(&quot;Unsupport&quot;;[Command.D4]))))" style:apply-style-name="Excel_5f_CondFormat_5f_1_5f_1_5f_3" style:base-cell-address="Command.D4"/>
    </style:style>
    <style:style style:name="ce46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_5f_1" style:base-cell-address="Command.D4"/>
      <style:map style:condition="cell-content()=&quot;Support&quot;" style:apply-style-name="Excel_5f_CondFormat_5f_1_5f_1_5f_2" style:base-cell-address="Command.D4"/>
      <style:map style:condition="is-true-formula(NOT(ISERROR(SEARCH(&quot;Unsupport&quot;;[Command.D4]))))" style:apply-style-name="Excel_5f_CondFormat_5f_1_5f_1_5f_3" style:base-cell-address="Command.D4"/>
    </style:style>
    <style:style style:name="ce48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9_5f_1" style:base-cell-address="Command.U11"/>
      <style:map style:condition="cell-content()=&quot;Support&quot;" style:apply-style-name="Excel_5f_CondFormat_5f_1_5f_9_5f_2" style:base-cell-address="Command.U11"/>
      <style:map style:condition="is-true-formula(NOT(ISERROR(SEARCH(&quot;Unsupport&quot;;[Command.U11]))))" style:apply-style-name="Excel_5f_CondFormat_5f_1_5f_9_5f_3" style:base-cell-address="Command.U11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0_5f_1" style:base-cell-address="Command.U15"/>
      <style:map style:condition="cell-content()=&quot;Support&quot;" style:apply-style-name="Excel_5f_CondFormat_5f_1_5f_10_5f_2" style:base-cell-address="Command.U15"/>
      <style:map style:condition="is-true-formula(NOT(ISERROR(SEARCH(&quot;Unsupport&quot;;[Command.U15]))))" style:apply-style-name="Excel_5f_CondFormat_5f_1_5f_10_5f_3" style:base-cell-address="Command.U15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1_5f_1" style:base-cell-address="Command.V8"/>
      <style:map style:condition="cell-content()=&quot;Support&quot;" style:apply-style-name="Excel_5f_CondFormat_5f_1_5f_11_5f_2" style:base-cell-address="Command.V8"/>
      <style:map style:condition="is-true-formula(NOT(ISERROR(SEARCH(&quot;Unsupport&quot;;[Command.V8]))))" style:apply-style-name="Excel_5f_CondFormat_5f_1_5f_11_5f_3" style:base-cell-address="Command.V8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10_5f_1" style:base-cell-address="Command.U15"/>
      <style:map style:condition="cell-content()=&quot;Support&quot;" style:apply-style-name="Excel_5f_CondFormat_5f_1_5f_10_5f_2" style:base-cell-address="Command.U15"/>
      <style:map style:condition="is-true-formula(NOT(ISERROR(SEARCH(&quot;Unsupport&quot;;[Command.U15]))))" style:apply-style-name="Excel_5f_CondFormat_5f_1_5f_10_5f_3" style:base-cell-address="Command.U15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4_5f_1" style:base-cell-address="Command.AA8"/>
      <style:map style:condition="cell-content()=&quot;Support&quot;" style:apply-style-name="Excel_5f_CondFormat_5f_1_5f_14_5f_2" style:base-cell-address="Command.AA8"/>
      <style:map style:condition="is-true-formula(NOT(ISERROR(SEARCH(&quot;Unsupport&quot;;[Command.AA8]))))" style:apply-style-name="Excel_5f_CondFormat_5f_1_5f_14_5f_3" style:base-cell-address="Command.AA8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15_5f_1" style:base-cell-address="Command.AA12"/>
      <style:map style:condition="cell-content()=&quot;Support&quot;" style:apply-style-name="Excel_5f_CondFormat_5f_1_5f_15_5f_2" style:base-cell-address="Command.AA12"/>
      <style:map style:condition="is-true-formula(NOT(ISERROR(SEARCH(&quot;Unsupport&quot;;[Command.AA12]))))" style:apply-style-name="Excel_5f_CondFormat_5f_1_5f_15_5f_3" style:base-cell-address="Command.AA12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6_5f_1" style:base-cell-address="Command.AB15"/>
      <style:map style:condition="cell-content()=&quot;Support&quot;" style:apply-style-name="Excel_5f_CondFormat_5f_1_5f_16_5f_2" style:base-cell-address="Command.AB15"/>
      <style:map style:condition="is-true-formula(NOT(ISERROR(SEARCH(&quot;Unsupport&quot;;[Command.AB15]))))" style:apply-style-name="Excel_5f_CondFormat_5f_1_5f_16_5f_3" style:base-cell-address="Command.AB15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2_5f_1" style:base-cell-address="Command.AC8"/>
      <style:map style:condition="cell-content()=&quot;Support&quot;" style:apply-style-name="Excel_5f_CondFormat_5f_1_5f_12_5f_2" style:base-cell-address="Command.AC8"/>
      <style:map style:condition="is-true-formula(NOT(ISERROR(SEARCH(&quot;Unsupport&quot;;[Command.AC8]))))" style:apply-style-name="Excel_5f_CondFormat_5f_1_5f_12_5f_3" style:base-cell-address="Command.AC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3_5f_1" style:base-cell-address="Command.AC12"/>
      <style:map style:condition="cell-content()=&quot;Support&quot;" style:apply-style-name="Excel_5f_CondFormat_5f_1_5f_13_5f_2" style:base-cell-address="Command.AC12"/>
      <style:map style:condition="is-true-formula(NOT(ISERROR(SEARCH(&quot;Unsupport&quot;;[Command.AC12]))))" style:apply-style-name="Excel_5f_CondFormat_5f_1_5f_13_5f_3" style:base-cell-address="Command.AC12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12_5f_1" style:base-cell-address="Command.AC8"/>
      <style:map style:condition="cell-content()=&quot;Support&quot;" style:apply-style-name="Excel_5f_CondFormat_5f_1_5f_12_5f_2" style:base-cell-address="Command.AC8"/>
      <style:map style:condition="is-true-formula(NOT(ISERROR(SEARCH(&quot;Unsupport&quot;;[Command.AC8]))))" style:apply-style-name="Excel_5f_CondFormat_5f_1_5f_12_5f_3" style:base-cell-address="Command.AC8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Support&quot;" style:apply-style-name="Excel_5f_CondFormat_5f_1_5f_13_5f_1" style:base-cell-address="Command.AC12"/>
      <style:map style:condition="cell-content()=&quot;Support&quot;" style:apply-style-name="Excel_5f_CondFormat_5f_1_5f_13_5f_2" style:base-cell-address="Command.AC12"/>
      <style:map style:condition="is-true-formula(NOT(ISERROR(SEARCH(&quot;Unsupport&quot;;[Command.AC12]))))" style:apply-style-name="Excel_5f_CondFormat_5f_1_5f_13_5f_3" style:base-cell-address="Command.AC12"/>
    </style:style>
    <style:style style:name="ce66" style:family="table-cell" style:parent-style-name="Default">
      <style:table-cell-properties style:glyph-orientation-vertical="0" fo:border-bottom="0.74pt solid #000000" fo:background-color="#ff950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7_5f_1" style:base-cell-address="Command.AE55"/>
      <style:map style:condition="cell-content()=&quot;Support&quot;" style:apply-style-name="Excel_5f_CondFormat_5f_1_5f_7_5f_2" style:base-cell-address="Command.AE55"/>
      <style:map style:condition="is-true-formula(NOT(ISERROR(SEARCH(&quot;Unsupport&quot;;[Command.AE55]))))" style:apply-style-name="Excel_5f_CondFormat_5f_1_5f_7_5f_3" style:base-cell-address="Command.AE55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ackground-color="transparent" fo:border="0.74pt solid #212121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0.74pt solid #212121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0.74pt solid #212121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7_5f_1" style:base-cell-address="Command.AG15"/>
      <style:map style:condition="cell-content()=&quot;Support&quot;" style:apply-style-name="Excel_5f_CondFormat_5f_1_5f_17_5f_2" style:base-cell-address="Command.AG15"/>
      <style:map style:condition="is-true-formula(NOT(ISERROR(SEARCH(&quot;Unsupport&quot;;[Command.AG15]))))" style:apply-style-name="Excel_5f_CondFormat_5f_1_5f_17_5f_3" style:base-cell-address="Command.AG15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8_5f_1" style:base-cell-address="Command.AJ8"/>
      <style:map style:condition="cell-content()=&quot;Support&quot;" style:apply-style-name="Excel_5f_CondFormat_5f_1_5f_18_5f_2" style:base-cell-address="Command.AJ8"/>
      <style:map style:condition="is-true-formula(NOT(ISERROR(SEARCH(&quot;Unsupport&quot;;[Command.AJ8]))))" style:apply-style-name="Excel_5f_CondFormat_5f_1_5f_18_5f_3" style:base-cell-address="Command.AJ8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19_5f_1" style:base-cell-address="Command.AJ12"/>
      <style:map style:condition="cell-content()=&quot;Support&quot;" style:apply-style-name="Excel_5f_CondFormat_5f_1_5f_19_5f_2" style:base-cell-address="Command.AJ12"/>
      <style:map style:condition="is-true-formula(NOT(ISERROR(SEARCH(&quot;Unsupport&quot;;[Command.AJ12]))))" style:apply-style-name="Excel_5f_CondFormat_5f_1_5f_19_5f_3" style:base-cell-address="Command.AJ12"/>
    </style:style>
    <style:style style:name="ce77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3_5f_1" style:base-cell-address="Command.AL43"/>
      <style:map style:condition="cell-content()=&quot;Support&quot;" style:apply-style-name="Excel_5f_CondFormat_5f_1_5f_23_5f_2" style:base-cell-address="Command.AL43"/>
      <style:map style:condition="is-true-formula(NOT(ISERROR(SEARCH(&quot;Unsupport&quot;;[Command.AL43]))))" style:apply-style-name="Excel_5f_CondFormat_5f_1_5f_23_5f_3" style:base-cell-address="Command.AL43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4_5f_1" style:base-cell-address="Command.AM60"/>
      <style:map style:condition="cell-content()=&quot;Support&quot;" style:apply-style-name="Excel_5f_CondFormat_5f_1_5f_24_5f_2" style:base-cell-address="Command.AM60"/>
      <style:map style:condition="is-true-formula(NOT(ISERROR(SEARCH(&quot;Unsupport&quot;;[Command.AM60]))))" style:apply-style-name="Excel_5f_CondFormat_5f_1_5f_24_5f_3" style:base-cell-address="Command.AM60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0_5f_1" style:base-cell-address="Command.AN8"/>
      <style:map style:condition="cell-content()=&quot;Support&quot;" style:apply-style-name="Excel_5f_CondFormat_5f_1_5f_20_5f_2" style:base-cell-address="Command.AN8"/>
      <style:map style:condition="is-true-formula(NOT(ISERROR(SEARCH(&quot;Unsupport&quot;;[Command.AN8]))))" style:apply-style-name="Excel_5f_CondFormat_5f_1_5f_20_5f_3" style:base-cell-address="Command.AN8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1_5f_1" style:base-cell-address="Command.AN11"/>
      <style:map style:condition="cell-content()=&quot;Support&quot;" style:apply-style-name="Excel_5f_CondFormat_5f_1_5f_21_5f_2" style:base-cell-address="Command.AN11"/>
      <style:map style:condition="is-true-formula(NOT(ISERROR(SEARCH(&quot;Unsupport&quot;;[Command.AN11]))))" style:apply-style-name="Excel_5f_CondFormat_5f_1_5f_21_5f_3" style:base-cell-address="Command.AN11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2_5f_1" style:base-cell-address="Command.AO10"/>
      <style:map style:condition="cell-content()=&quot;Support&quot;" style:apply-style-name="Excel_5f_CondFormat_5f_1_5f_22_5f_2" style:base-cell-address="Command.AO10"/>
      <style:map style:condition="is-true-formula(NOT(ISERROR(SEARCH(&quot;Unsupport&quot;;[Command.AO10]))))" style:apply-style-name="Excel_5f_CondFormat_5f_1_5f_22_5f_3" style:base-cell-address="Command.AO10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25_5f_1" style:base-cell-address="Command.AO16"/>
      <style:map style:condition="cell-content()=&quot;Support&quot;" style:apply-style-name="Excel_5f_CondFormat_5f_1_5f_25_5f_2" style:base-cell-address="Command.AO16"/>
      <style:map style:condition="is-true-formula(NOT(ISERROR(SEARCH(&quot;Unsupport&quot;;[Command.AO16]))))" style:apply-style-name="Excel_5f_CondFormat_5f_1_5f_25_5f_3" style:base-cell-address="Command.AO16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12121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212121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order="0.74pt solid #000000" fo:padding="0.071c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upport&quot;" style:apply-style-name="Excel_5f_CondFormat_5f_1_5f_8_5f_1" style:base-cell-address="Command.AT8"/>
      <style:map style:condition="cell-content()=&quot;Support&quot;" style:apply-style-name="Excel_5f_CondFormat_5f_1_5f_8_5f_2" style:base-cell-address="Command.AT8"/>
      <style:map style:condition="is-true-formula(NOT(ISERROR(SEARCH(&quot;Unsupport&quot;;[Command.AT8]))))" style:apply-style-name="Excel_5f_CondFormat_5f_1_5f_8_5f_3" style:base-cell-address="Command.AT8"/>
    </style:style>
    <style:style style:name="ce9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mmand" table:style-name="ta1" table:protected="true" table:protection-key="qJ5s7LXot7dYWimZZlVDsiCiuow=" table:protection-key-digest-algorithm="http://docs.oasis-open.org/office/ns/table/legacy-hash-excel" table:protection-key-digest-algorithm-2="http://www.w3.org/2000/09/xmldsig#sha1">
        <table:table-protection/>
        <office:forms form:automatic-focus="false" form:apply-design-mode="false"/>
        <table:table-header-columns>
          <table:table-column table:style-name="co1" table:default-cell-style-name="ce9"/>
          <table:table-column table:style-name="co2" table:default-cell-style-name="ce11"/>
          <table:table-column table:style-name="co3" table:default-cell-style-name="ce12"/>
        </table:table-header-columns>
        <table:table-column table:style-name="co4" table:number-columns-repeated="2" table:default-cell-style-name="ce12"/>
        <table:table-column table:style-name="co4" table:number-columns-repeated="2" table:default-cell-style-name="ce9"/>
        <table:table-column table:style-name="co4" table:number-columns-repeated="4" table:default-cell-style-name="ce12"/>
        <table:table-column table:style-name="co4" table:default-cell-style-name="ce9"/>
        <table:table-column table:style-name="co5" table:default-cell-style-name="ce36"/>
        <table:table-column table:style-name="co6" table:default-cell-style-name="ce36"/>
        <table:table-column table:style-name="co4" table:default-cell-style-name="ce9"/>
        <table:table-column table:style-name="co4" table:number-columns-repeated="2" table:default-cell-style-name="ce36"/>
        <table:table-column table:style-name="co7" table:number-columns-repeated="240" table:default-cell-style-name="ce9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Function command summary table: </text:p>
          </table:table-cell>
          <table:table-cell table:style-name="ce10"/>
          <table:table-cell table:style-name="ce1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header-rows>
          <table:table-row table:style-name="ro2">
            <table:table-cell table:style-name="ce3" office:value-type="string" calcext:value-type="string" table:number-columns-spanned="3" table:number-rows-spanned="1">
              <text:p>Model <text:s/>Name <text:s/>&gt;&gt;</text:p>
            </table:table-cell>
            <table:covered-table-cell table:number-columns-repeated="2" table:style-name="ce3"/>
            <table:table-cell table:style-name="ce17" office:value-type="string" calcext:value-type="string">
              <text:p>S1210</text:p>
              <text:p>S1212</text:p>
              <text:p>S1213</text:p>
            </table:table-cell>
            <table:table-cell table:style-name="ce17" office:value-type="string" calcext:value-type="string">
              <text:p>X1140</text:p>
              <text:p>X1140A</text:p>
              <text:p>X1240</text:p>
            </table:table-cell>
            <table:table-cell table:style-name="ce17" office:value-type="string" calcext:value-type="string">
              <text:p>H6510BD</text:p>
            </table:table-cell>
            <table:table-cell table:style-name="ce17" office:value-type="string" calcext:value-type="string">
              <text:p>P1340W</text:p>
              <text:p>X1340WH</text:p>
              <text:p>P1341W</text:p>
              <text:p>P1340WG</text:p>
              <text:p>P1500</text:p>
            </table:table-cell>
            <table:table-cell table:style-name="ce17" office:value-type="string" calcext:value-type="string">
              <text:p>S1213Hne</text:p>
              <text:p>S1213Hn</text:p>
            </table:table-cell>
            <table:table-cell table:style-name="ce17" office:value-type="string" calcext:value-type="string">
              <text:p>P5207B</text:p>
              <text:p>P5307WB</text:p>
            </table:table-cell>
            <table:table-cell table:style-name="ce17" office:value-type="string" calcext:value-type="string">
              <text:p>X1173</text:p>
              <text:p>X1173A</text:p>
              <text:p>X1273</text:p>
            </table:table-cell>
            <table:table-cell table:style-name="ce17" office:value-type="string" calcext:value-type="string">
              <text:p>P1173</text:p>
            </table:table-cell>
            <table:table-cell table:style-name="ce17" office:value-type="string" calcext:value-type="string">
              <text:p>X1373WH</text:p>
            </table:table-cell>
            <table:table-cell table:style-name="ce17" office:value-type="string" calcext:value-type="string">
              <text:p>X1160 </text:p>
              <text:p>X1160Z</text:p>
              <text:p>X1161</text:p>
              <text:p>X1161A</text:p>
              <text:p>X1161N</text:p>
              <text:p>X110</text:p>
            </table:table-cell>
            <table:table-cell table:style-name="ce17" office:value-type="string" calcext:value-type="string">
              <text:p>H5350</text:p>
            </table:table-cell>
            <table:table-cell table:style-name="ce17" office:value-type="string" calcext:value-type="string">
              <text:p>P5370W</text:p>
            </table:table-cell>
            <table:table-cell table:style-name="ce17" office:value-type="string" calcext:value-type="string">
              <text:p>P7500</text:p>
            </table:table-cell>
            <table:table-cell table:style-name="ce17" office:value-type="string" calcext:value-type="string">
              <text:p>P7203</text:p>
              <text:p>P7200i</text:p>
              <text:p>P7205</text:p>
              <text:p>P7203B</text:p>
            </table:table-cell>
            <table:table-cell table:style-name="ce17" office:value-type="string" calcext:value-type="string">
              <text:p>H9500BD</text:p>
            </table:table-cell>
            <table:table-cell table:style-name="ce46" office:value-type="string" calcext:value-type="string">
              <text:p>H5360</text:p>
            </table:table-cell>
            <table:table-cell table:style-name="ce17" office:value-type="string" calcext:value-type="string">
              <text:p>P7213</text:p>
              <text:p>P7215</text:p>
            </table:table-cell>
            <table:table-cell table:style-name="ce17" office:value-type="string" calcext:value-type="string">
              <text:p>X1261P</text:p>
            </table:table-cell>
            <table:table-cell table:style-name="ce17" office:value-type="string" calcext:value-type="string">
              <text:p>X1261PN</text:p>
            </table:table-cell>
            <table:table-cell table:style-name="ce17" office:value-type="string" calcext:value-type="string">
              <text:p>X1161P</text:p>
              <text:p>X1161PA</text:p>
              <text:p>X1161PN</text:p>
            </table:table-cell>
            <table:table-cell table:style-name="ce17" office:value-type="string" calcext:value-type="string">
              <text:p>H5360BD</text:p>
            </table:table-cell>
            <table:table-cell table:style-name="ce46" office:value-type="string" calcext:value-type="string">
              <text:p>K750</text:p>
            </table:table-cell>
            <table:table-cell table:style-name="ce46" office:value-type="string" calcext:value-type="string">
              <text:p>C120</text:p>
            </table:table-cell>
            <table:table-cell table:style-name="ce17" office:value-type="string" calcext:value-type="string">
              <text:p>X1170</text:p>
            </table:table-cell>
            <table:table-cell table:style-name="ce17" office:value-type="string" calcext:value-type="string">
              <text:p>X1270</text:p>
            </table:table-cell>
            <table:table-cell table:style-name="ce17" office:value-type="string" calcext:value-type="string">
              <text:p>X1276</text:p>
            </table:table-cell>
            <table:table-cell table:style-name="ce17" office:value-type="string" calcext:value-type="string">
              <text:p>P1373W</text:p>
            </table:table-cell>
            <table:table-cell table:style-name="ce17" office:value-type="string" calcext:value-type="string">
              <text:p>H6500</text:p>
            </table:table-cell>
            <table:table-cell table:style-name="ce17" office:value-type="string" calcext:value-type="string">
              <text:p>H5370BD</text:p>
            </table:table-cell>
            <table:table-cell table:style-name="ce17" office:value-type="string" calcext:value-type="string">
              <text:p>X1263</text:p>
            </table:table-cell>
            <table:table-cell table:style-name="ce17" office:value-type="string" calcext:value-type="string">
              <text:p>P1163</text:p>
              <text:p>P1273</text:p>
              <text:p>P1276</text:p>
              <text:p>P1273B</text:p>
            </table:table-cell>
            <table:table-cell table:style-name="ce17" office:value-type="string" calcext:value-type="string">
              <text:p>P1373WB</text:p>
            </table:table-cell>
            <table:table-cell table:style-name="ce17" office:value-type="string" calcext:value-type="string">
              <text:p>X113</text:p>
              <text:p>P1383W</text:p>
              <text:p>P1283</text:p>
              <text:p>H5380BD</text:p>
            </table:table-cell>
            <table:table-cell table:style-name="ce17" office:value-type="string" calcext:value-type="string">
              <text:p>S1283e</text:p>
              <text:p>S1283Hne</text:p>
              <text:p>S1383WHne</text:p>
            </table:table-cell>
            <table:table-cell table:style-name="ce17" office:value-type="string" calcext:value-type="string">
              <text:p>P7305</text:p>
              <text:p>P7505</text:p>
              <text:p>P7605</text:p>
            </table:table-cell>
            <table:table-cell table:style-name="ce17" office:value-type="string" calcext:value-type="string">
              <text:p>H9505BD</text:p>
            </table:table-cell>
            <table:table-cell table:style-name="ce17" office:value-type="string" calcext:value-type="string">
              <text:p>U5213</text:p>
              <text:p>U5313W</text:p>
            </table:table-cell>
            <table:table-cell table:style-name="ce17" office:value-type="string" calcext:value-type="string">
              <text:p>K132</text:p>
              <text:p>K135</text:p>
            </table:table-cell>
            <table:table-cell table:style-name="ce17" office:value-type="string" calcext:value-type="string">
              <text:p>K335</text:p>
            </table:table-cell>
            <table:table-cell table:style-name="ce17" office:value-type="string" calcext:value-type="string">
              <text:p>K137</text:p>
            </table:table-cell>
            <table:table-cell table:style-name="ce17" office:value-type="string" calcext:value-type="string">
              <text:p>C205</text:p>
            </table:table-cell>
            <table:table-cell table:style-name="ce17" office:value-type="string" calcext:value-type="string">
              <text:p>P1510</text:p>
            </table:table-cell>
            <table:table-cell table:style-name="ce17" office:value-type="string" calcext:value-type="string">
              <text:p>H6520BD</text:p>
            </table:table-cell>
            <table:table-cell table:style-name="ce17" office:value-type="string" calcext:value-type="string">
              <text:p>X113H</text:p>
              <text:p>X113PH</text:p>
            </table:table-cell>
            <table:table-cell table:style-name="ce92" table:number-columns-repeated="977"/>
          </table:table-row>
        </table:table-header-rows>
        <table:table-row table:style-name="ro3">
          <table:table-cell table:style-name="ce4" office:value-type="string" calcext:value-type="string" table:number-columns-spanned="2" table:number-rows-spanned="12">
            <text:p>Supported baud <text:s/>rates</text:p>
          </table:table-cell>
          <table:covered-table-cell table:style-name="ce4"/>
          <table:table-cell table:style-name="ce4" office:value-type="float" office:value="110" calcext:value-type="float">
            <text:p>110</text:p>
          </table:table-cell>
          <table:table-cell table:number-columns-repeated="6"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39" office:value-type="string" calcext:value-type="string">
            <text:p>Unsupport</text:p>
          </table:table-cell>
          <table:table-cell table:number-columns-repeated="30" table:style-name="ce23" office:value-type="string" calcext:value-type="string">
            <text:p>Unsupport</text:p>
          </table:table-cell>
          <table:table-cell table:style-name="ce93" table:number-columns-repeated="977"/>
        </table:table-row>
        <table:table-row table:style-name="ro4">
          <table:covered-table-cell table:number-columns-repeated="2" table:style-name="ce4"/>
          <table:table-cell table:style-name="ce4" office:value-type="float" office:value="300" calcext:value-type="float">
            <text:p>300</text:p>
          </table:table-cell>
          <table:table-cell table:number-columns-repeated="6"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39" office:value-type="string" calcext:value-type="string">
            <text:p>Unsupport</text:p>
          </table:table-cell>
          <table:table-cell table:number-columns-repeated="13" table:style-name="ce23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number-columns-repeated="16" table:style-name="ce23" office:value-type="string" calcext:value-type="string">
            <text:p>Unsupport</text:p>
          </table:table-cell>
          <table:table-cell table:style-name="ce93" table:number-columns-repeated="977"/>
        </table:table-row>
        <table:table-row table:style-name="ro4">
          <table:covered-table-cell table:number-columns-repeated="2" table:style-name="ce4"/>
          <table:table-cell table:style-name="ce4" office:value-type="float" office:value="600" calcext:value-type="float">
            <text:p>600</text:p>
          </table:table-cell>
          <table:table-cell table:number-columns-repeated="6"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39" office:value-type="string" calcext:value-type="string">
            <text:p>Unsupport</text:p>
          </table:table-cell>
          <table:table-cell table:number-columns-repeated="13" table:style-name="ce23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number-columns-repeated="16" table:style-name="ce23" office:value-type="string" calcext:value-type="string">
            <text:p>Unsupport</text:p>
          </table:table-cell>
          <table:table-cell table:style-name="ce93" table:number-columns-repeated="977"/>
        </table:table-row>
        <table:table-row table:style-name="ro4">
          <table:covered-table-cell table:number-columns-repeated="2" table:style-name="ce4"/>
          <table:table-cell table:style-name="ce4" office:value-type="float" office:value="1200" calcext:value-type="float">
            <text:p>1200</text:p>
          </table:table-cell>
          <table:table-cell table:number-columns-repeated="6"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39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number-columns-repeated="12" table:style-name="ce23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number-columns-repeated="16" table:style-name="ce23" office:value-type="string" calcext:value-type="string">
            <text:p>Unsupport</text:p>
          </table:table-cell>
          <table:table-cell table:style-name="ce93" table:number-columns-repeated="977"/>
        </table:table-row>
        <table:table-row table:style-name="ro4">
          <table:covered-table-cell table:number-columns-repeated="2" table:style-name="ce4"/>
          <table:table-cell table:style-name="ce4" office:value-type="float" office:value="2400" calcext:value-type="float">
            <text:p>2400</text:p>
          </table:table-cell>
          <table:table-cell table:number-columns-repeated="6"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39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style-name="ce23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54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49" office:value-type="string" calcext:value-type="string">
            <text:p>Unsupport</text:p>
          </table:table-cell>
          <table:table-cell table:style-name="ce58" office:value-type="string" calcext:value-type="string">
            <text:p>Un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2" table:style-name="ce61" office:value-type="string" calcext:value-type="string">
            <text:p>Unsupport</text:p>
          </table:table-cell>
          <table:table-cell table:style-name="ce63" office:value-type="string" calcext:value-type="string">
            <text:p>Unsupport</text:p>
          </table:table-cell>
          <table:table-cell table:style-name="ce61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number-columns-repeated="2" table:style-name="ce75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5" table:style-name="ce82" office:value-type="string" calcext:value-type="string">
            <text:p>Unsupport</text:p>
          </table:table-cell>
          <table:table-cell table:style-name="ce77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style-name="ce93" table:number-columns-repeated="977"/>
        </table:table-row>
        <table:table-row table:style-name="ro4">
          <table:covered-table-cell table:number-columns-repeated="2" table:style-name="ce4"/>
          <table:table-cell table:style-name="ce4" office:value-type="float" office:value="4800" calcext:value-type="float">
            <text:p>4800</text:p>
          </table:table-cell>
          <table:table-cell table:number-columns-repeated="6"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39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style-name="ce23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54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49" office:value-type="string" calcext:value-type="string">
            <text:p>Unsupport</text:p>
          </table:table-cell>
          <table:table-cell table:style-name="ce58" office:value-type="string" calcext:value-type="string">
            <text:p>Un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2" table:style-name="ce61" office:value-type="string" calcext:value-type="string">
            <text:p>Unsupport</text:p>
          </table:table-cell>
          <table:table-cell table:style-name="ce63" office:value-type="string" calcext:value-type="string">
            <text:p>Unsupport</text:p>
          </table:table-cell>
          <table:table-cell table:style-name="ce61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number-columns-repeated="2" table:style-name="ce75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5" table:style-name="ce82" office:value-type="string" calcext:value-type="string">
            <text:p>Unsupport</text:p>
          </table:table-cell>
          <table:table-cell table:style-name="ce77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style-name="ce93" table:number-columns-repeated="977"/>
        </table:table-row>
        <table:table-row table:style-name="ro4">
          <table:covered-table-cell table:number-columns-repeated="2" table:style-name="ce4"/>
          <table:table-cell table:style-name="ce4" office:value-type="float" office:value="9600" calcext:value-type="float">
            <text:p>9600</text:p>
          </table:table-cell>
          <table:table-cell table:number-columns-repeated="6" table:style-name="ce19" office:value-type="string" calcext:value-type="string">
            <text:p>support</text:p>
          </table:table-cell>
          <table:table-cell table:style-name="ce26" office:value-type="string" calcext:value-type="string">
            <text:p>support</text:p>
          </table:table-cell>
          <table:table-cell table:style-name="ce29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39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54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49" office:value-type="string" calcext:value-type="string">
            <text:p>Unsupport</text:p>
          </table:table-cell>
          <table:table-cell table:style-name="ce58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7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4" office:value-type="string" calcext:value-type="string">
            <text:p>Unsupport</text:p>
          </table:table-cell>
          <table:table-cell table:style-name="ce77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style-name="ce93" table:number-columns-repeated="977"/>
        </table:table-row>
        <table:table-row table:style-name="ro4">
          <table:covered-table-cell table:number-columns-repeated="2" table:style-name="ce4"/>
          <table:table-cell table:style-name="ce4" office:value-type="float" office:value="14400" calcext:value-type="float">
            <text:p>14400</text:p>
          </table:table-cell>
          <table:table-cell table:number-columns-repeated="6"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39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style-name="ce6" office:value-type="string" calcext:value-type="string">
            <text:p>support</text:p>
          </table:table-cell>
          <table:table-cell table:style-name="ce51" office:value-type="string" calcext:value-type="string">
            <text:p>Unsupport</text:p>
          </table:table-cell>
          <table:table-cell table:number-columns-repeated="2" table:style-name="ce54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18" office:value-type="string" calcext:value-type="string">
            <text:p>Unsupport</text:p>
          </table:table-cell>
          <table:table-cell table:number-columns-repeated="3" table:style-name="ce23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number-columns-repeated="5" table:style-name="ce23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5" table:style-name="ce83" office:value-type="string" calcext:value-type="string">
            <text:p>Unsupport</text:p>
          </table:table-cell>
          <table:table-cell table:style-name="ce77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style-name="ce93" table:number-columns-repeated="977"/>
        </table:table-row>
        <table:table-row table:style-name="ro4">
          <table:covered-table-cell table:number-columns-repeated="2" table:style-name="ce4"/>
          <table:table-cell table:style-name="ce4" office:value-type="float" office:value="19200" calcext:value-type="float">
            <text:p>19200</text:p>
          </table:table-cell>
          <table:table-cell table:number-columns-repeated="6"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39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style-name="ce23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54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49" office:value-type="string" calcext:value-type="string">
            <text:p>Unsupport</text:p>
          </table:table-cell>
          <table:table-cell table:style-name="ce59" office:value-type="string" calcext:value-type="string">
            <text:p>Un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2" table:style-name="ce62" office:value-type="string" calcext:value-type="string">
            <text:p>Unsupport</text:p>
          </table:table-cell>
          <table:table-cell table:style-name="ce65" office:value-type="string" calcext:value-type="string">
            <text:p>Un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number-columns-repeated="2" table:style-name="ce76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5" table:style-name="ce83" office:value-type="string" calcext:value-type="string">
            <text:p>Unsupport</text:p>
          </table:table-cell>
          <table:table-cell table:style-name="ce77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style-name="ce93" table:number-columns-repeated="977"/>
        </table:table-row>
        <table:table-row table:style-name="ro4">
          <table:covered-table-cell table:number-columns-repeated="2" table:style-name="ce4"/>
          <table:table-cell table:style-name="ce4" office:value-type="float" office:value="38400" calcext:value-type="float">
            <text:p>38400</text:p>
          </table:table-cell>
          <table:table-cell table:number-columns-repeated="6"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39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style-name="ce23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54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49" office:value-type="string" calcext:value-type="string">
            <text:p>Unsupport</text:p>
          </table:table-cell>
          <table:table-cell table:style-name="ce59" office:value-type="string" calcext:value-type="string">
            <text:p>Un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2" table:style-name="ce62" office:value-type="string" calcext:value-type="string">
            <text:p>Unsupport</text:p>
          </table:table-cell>
          <table:table-cell table:style-name="ce65" office:value-type="string" calcext:value-type="string">
            <text:p>Un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number-columns-repeated="2" table:style-name="ce76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5" table:style-name="ce83" office:value-type="string" calcext:value-type="string">
            <text:p>Unsupport</text:p>
          </table:table-cell>
          <table:table-cell table:style-name="ce77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style-name="ce93" table:number-columns-repeated="977"/>
        </table:table-row>
        <table:table-row table:style-name="ro4">
          <table:covered-table-cell table:number-columns-repeated="2" table:style-name="ce4"/>
          <table:table-cell table:style-name="ce4" office:value-type="float" office:value="57600" calcext:value-type="float">
            <text:p>57600</text:p>
          </table:table-cell>
          <table:table-cell table:number-columns-repeated="6"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39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style-name="ce23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54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49" office:value-type="string" calcext:value-type="string">
            <text:p>Unsupport</text:p>
          </table:table-cell>
          <table:table-cell table:style-name="ce59" office:value-type="string" calcext:value-type="string">
            <text:p>Un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2" table:style-name="ce62" office:value-type="string" calcext:value-type="string">
            <text:p>Unsupport</text:p>
          </table:table-cell>
          <table:table-cell table:style-name="ce65" office:value-type="string" calcext:value-type="string">
            <text:p>Un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number-columns-repeated="2" table:style-name="ce76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5" table:style-name="ce83" office:value-type="string" calcext:value-type="string">
            <text:p>Unsupport</text:p>
          </table:table-cell>
          <table:table-cell table:style-name="ce77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style-name="ce93" table:number-columns-repeated="977"/>
        </table:table-row>
        <table:table-row table:style-name="ro4">
          <table:covered-table-cell table:number-columns-repeated="2" table:style-name="ce4"/>
          <table:table-cell table:style-name="ce4" office:value-type="float" office:value="115200" calcext:value-type="float">
            <text:p>115200</text:p>
          </table:table-cell>
          <table:table-cell table:number-columns-repeated="6"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39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style-name="ce6" office:value-type="string" calcext:value-type="string">
            <text:p>support</text:p>
          </table:table-cell>
          <table:table-cell table:style-name="ce52" office:value-type="string" calcext:value-type="string">
            <text:p>Unsupport</text:p>
          </table:table-cell>
          <table:table-cell table:number-columns-repeated="2" table:style-name="ce55" office:value-type="string" calcext:value-type="string">
            <text:p>Unsupport</text:p>
          </table:table-cell>
          <table:table-cell table:number-columns-repeated="3" table:style-name="ce49" office:value-type="string" calcext:value-type="string">
            <text:p>Unsupport</text:p>
          </table:table-cell>
          <table:table-cell table:style-name="ce59" office:value-type="string" calcext:value-type="string">
            <text:p>Unsupport</text:p>
          </table:table-cell>
          <table:table-cell table:style-name="ce60" office:value-type="string" calcext:value-type="string">
            <text:p>Unsupport</text:p>
          </table:table-cell>
          <table:table-cell table:number-columns-repeated="2" table:style-name="ce62" office:value-type="string" calcext:value-type="string">
            <text:p>Unsupport</text:p>
          </table:table-cell>
          <table:table-cell table:style-name="ce65" office:value-type="string" calcext:value-type="string">
            <text:p>Un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5" table:style-name="ce74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5" table:style-name="ce83" office:value-type="string" calcext:value-type="string">
            <text:p>Unsupport</text:p>
          </table:table-cell>
          <table:table-cell table:style-name="ce77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style-name="ce93" table:number-columns-repeated="977"/>
        </table:table-row>
        <table:table-row table:style-name="ro4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ode (character)</text:p>
          </table:table-cell>
          <table:table-cell table:style-name="ce5" office:value-type="string" calcext:value-type="string">
            <text:p>Function feature</text:p>
          </table:table-cell>
          <table:table-cell table:style-name="ce20"/>
          <table:table-cell table:style-name="ce22"/>
          <table:table-cell table:style-name="ce20" table:number-columns-repeated="2"/>
          <table:table-cell table:style-name="ce22" table:number-columns-repeated="2"/>
          <table:table-cell table:style-name="ce27"/>
          <table:table-cell table:style-name="ce30"/>
          <table:table-cell table:style-name="ce35"/>
          <table:table-cell table:style-name="ce37" table:number-columns-repeated="4"/>
          <table:table-cell table:style-name="ce40"/>
          <table:table-cell table:style-name="ce37" table:number-columns-repeated="2"/>
          <table:table-cell table:style-name="ce48" table:number-columns-repeated="6"/>
          <table:table-cell table:style-name="ce57" table:number-columns-repeated="2"/>
          <table:table-cell table:style-name="ce60"/>
          <table:table-cell table:style-name="ce48" table:number-columns-repeated="2"/>
          <table:table-cell table:style-name="ce66"/>
          <table:table-cell table:style-name="ce69" table:number-columns-repeated="4"/>
          <table:table-cell table:style-name="ce77" table:number-columns-repeated="4"/>
          <table:table-cell table:style-name="ce69"/>
          <table:table-cell table:style-name="ce85" table:number-columns-repeated="4"/>
          <table:table-cell table:style-name="ce88"/>
          <table:table-cell table:style-name="ce91" table:number-columns-repeated="2"/>
          <table:table-cell table:style-name="ce93" table:number-columns-repeated="977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KOKOKOKOK\r</text:p>
          </table:table-cell>
          <table:table-cell table:style-name="ce13" office:value-type="string" calcext:value-type="string">
            <text:p>Power On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style-name="ce60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* 0 IR 001\r</text:p>
          </table:table-cell>
          <table:table-cell table:style-name="ce13" office:value-type="string" calcext:value-type="string">
            <text:p>Power On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style-name="ce60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* 0 IR 002\r</text:p>
          </table:table-cell>
          <table:table-cell table:style-name="ce13" office:value-type="string" calcext:value-type="string">
            <text:p>Power Off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* 0 IR 004\r</text:p>
          </table:table-cell>
          <table:table-cell table:style-name="ce13" office:value-type="string" calcext:value-type="string">
            <text:p>Keystone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6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* 0 IR 006\r</text:p>
          </table:table-cell>
          <table:table-cell table:style-name="ce13" office:value-type="string" calcext:value-type="string">
            <text:p>Mute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style-name="ce45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style-name="ce6" office:value-type="string" calcext:value-type="string">
            <text:p>support(with Volume model only)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* 0 IR 007\r</text:p>
          </table:table-cell>
          <table:table-cell table:style-name="ce13" office:value-type="string" calcext:value-type="string">
            <text:p>Freeze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* 0 IR 008\r</text:p>
          </table:table-cell>
          <table:table-cell table:style-name="ce13" office:value-type="string" calcext:value-type="string">
            <text:p>Menu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* 0 IR 009\r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* 0 IR 010\r</text:p>
          </table:table-cell>
          <table:table-cell table:style-name="ce13" office:value-type="string" calcext:value-type="string">
            <text:p>Down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* 0 IR 011\r</text:p>
          </table:table-cell>
          <table:table-cell table:style-name="ce13" office:value-type="string" calcext:value-type="string">
            <text:p>Right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* 0 IR 012\r</text:p>
          </table:table-cell>
          <table:table-cell table:style-name="ce13" office:value-type="string" calcext:value-type="string">
            <text:p>Left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* 0 IR 013\r</text:p>
          </table:table-cell>
          <table:table-cell table:style-name="ce13" office:value-type="string" calcext:value-type="string">
            <text:p>Enter</text:p>
          </table:table-cell>
          <table:table-cell table:number-columns-repeated="4" table:style-name="ce18" office:value-type="string" calcext:value-type="string">
            <text:p>Unsupport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41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11" table:style-name="ce49" office:value-type="string" calcext:value-type="string">
            <text:p>Un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70" office:value-type="string" calcext:value-type="string">
            <text:p>Un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90" office:value-type="string" calcext:value-type="string">
            <text:p>Un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* 0 IR 014\r</text:p>
          </table:table-cell>
          <table:table-cell table:style-name="ce13" office:value-type="string" calcext:value-type="string">
            <text:p>Re-Sync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* 0 IR 015\r</text:p>
          </table:table-cell>
          <table:table-cell table:style-name="ce13" office:value-type="string" calcext:value-type="string">
            <text:p>Source Analog RGB for D-sub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* 0 IR 016\r</text:p>
          </table:table-cell>
          <table:table-cell table:style-name="ce13" office:value-type="string" calcext:value-type="string">
            <text:p>Source Digital RGB(DVI)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3" office:value-type="string" calcext:value-type="string">
            <text:p>Un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10" table:style-name="ce49" office:value-type="string" calcext:value-type="string">
            <text:p>Un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2" table:style-name="ce70" office:value-type="string" calcext:value-type="string">
            <text:p>Unsupport</text:p>
          </table:table-cell>
          <table:table-cell table:number-columns-repeated="2" table:style-name="ce68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90" office:value-type="string" calcext:value-type="string">
            <text:p>Un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* 0 IR 017\r</text:p>
          </table:table-cell>
          <table:table-cell table:style-name="ce14" office:value-type="string" calcext:value-type="string">
            <text:p>Source PbPr for D-sub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* 0 IR 018\r</text:p>
          </table:table-cell>
          <table:table-cell table:style-name="ce13" office:value-type="string" calcext:value-type="string">
            <text:p>Source S-Video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* 0 IR 019\r</text:p>
          </table:table-cell>
          <table:table-cell table:style-name="ce13" office:value-type="string" calcext:value-type="string">
            <text:p>Source Composite Video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* 0 IR 020\r</text:p>
          </table:table-cell>
          <table:table-cell table:style-name="ce13" office:value-type="string" calcext:value-type="string">
            <text:p>Source Component Video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19" office:value-type="string" calcext:value-type="string">
            <text:p>support</text:p>
          </table:table-cell>
          <table:table-cell table:number-columns-repeated="2"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4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3" table:style-name="ce49" office:value-type="string" calcext:value-type="string">
            <text:p>Un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6" table:style-name="ce49" office:value-type="string" calcext:value-type="string">
            <text:p>Un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90" office:value-type="string" calcext:value-type="string">
            <text:p>Un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* 0 IR 021\r</text:p>
          </table:table-cell>
          <table:table-cell table:style-name="ce13" office:value-type="string" calcext:value-type="string">
            <text:p>Aspect ratio 16:9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* 0 IR 022\r</text:p>
          </table:table-cell>
          <table:table-cell table:style-name="ce13" office:value-type="string" calcext:value-type="string">
            <text:p>Aspect ratio 4:3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6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* 0 IR 023\r</text:p>
          </table:table-cell>
          <table:table-cell table:style-name="ce13" office:value-type="string" calcext:value-type="string">
            <text:p>Volume +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style-name="ce45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style-name="ce6" office:value-type="string" calcext:value-type="string">
            <text:p>support(with Volume model only)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6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* 0 IR 024\r</text:p>
          </table:table-cell>
          <table:table-cell table:style-name="ce13" office:value-type="string" calcext:value-type="string">
            <text:p>Volume –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style-name="ce45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style-name="ce6" office:value-type="string" calcext:value-type="string">
            <text:p>support(with Volume model only)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* 0 IR 025\r</text:p>
          </table:table-cell>
          <table:table-cell table:style-name="ce13" office:value-type="string" calcext:value-type="string">
            <text:p>Brightness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* 0 IR 026\r</text:p>
          </table:table-cell>
          <table:table-cell table:style-name="ce13" office:value-type="string" calcext:value-type="string">
            <text:p>Contrast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* 0 IR 027\r</text:p>
          </table:table-cell>
          <table:table-cell table:style-name="ce13" office:value-type="string" calcext:value-type="string">
            <text:p>Color Temperature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* 0 IR 028\r</text:p>
          </table:table-cell>
          <table:table-cell table:style-name="ce13" office:value-type="string" calcext:value-type="string">
            <text:p>Source Analog RGB for DVI Port(DVI-A)</text:p>
          </table:table-cell>
          <table:table-cell table:number-columns-repeated="4" table:style-name="ce18" office:value-type="string" calcext:value-type="string">
            <text:p>Unsupport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41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style-name="ce23" office:value-type="string" calcext:value-type="string">
            <text:p>Unsupport</text:p>
          </table:table-cell>
          <table:table-cell table:number-columns-repeated="2" table:style-name="ce18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18" office:value-type="string" calcext:value-type="string">
            <text:p>Unsupport</text:p>
          </table:table-cell>
          <table:table-cell table:number-columns-repeated="8" table:style-name="ce23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3" table:style-name="ce80" office:value-type="string" calcext:value-type="string">
            <text:p>Un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number-columns-repeated="3" table:style-name="ce23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* 0 IR 029\r</text:p>
          </table:table-cell>
          <table:table-cell table:style-name="ce13" office:value-type="string" calcext:value-type="string">
            <text:p>Source Analog YPbPr for DVI Port</text:p>
          </table:table-cell>
          <table:table-cell table:number-columns-repeated="4" table:style-name="ce18" office:value-type="string" calcext:value-type="string">
            <text:p>Unsupport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41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style-name="ce23" office:value-type="string" calcext:value-type="string">
            <text:p>Unsupport</text:p>
          </table:table-cell>
          <table:table-cell table:number-columns-repeated="2" table:style-name="ce18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18" office:value-type="string" calcext:value-type="string">
            <text:p>Unsupport</text:p>
          </table:table-cell>
          <table:table-cell table:number-columns-repeated="8" table:style-name="ce23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3" table:style-name="ce80" office:value-type="string" calcext:value-type="string">
            <text:p>Un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number-columns-repeated="3" table:style-name="ce23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* 0 IR 030\r</text:p>
          </table:table-cell>
          <table:table-cell table:style-name="ce13" office:value-type="string" calcext:value-type="string">
            <text:p>Hide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* 0 IR 031\r</text:p>
          </table:table-cell>
          <table:table-cell table:style-name="ce13" office:value-type="string" calcext:value-type="string">
            <text:p>Source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* 0 IR 032\r</text:p>
          </table:table-cell>
          <table:table-cell table:style-name="ce13" office:value-type="string" calcext:value-type="string">
            <text:p>Video: Color saturation adjustment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* 0 IR 033\r</text:p>
          </table:table-cell>
          <table:table-cell table:style-name="ce13" office:value-type="string" calcext:value-type="string">
            <text:p>Video: Hue adjustment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4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style-name="ce38" office:value-type="string" calcext:value-type="string">
            <text:p>support</text:p>
          </table:table-cell>
          <table:table-cell table:style-name="ce42" office:value-type="string" calcext:value-type="string">
            <text:p>support</text:p>
          </table:table-cell>
          <table:table-cell table:number-columns-repeated="2" table:style-name="ce38" office:value-type="string" calcext:value-type="string">
            <text:p>support</text:p>
          </table:table-cell>
          <table:table-cell table:style-name="ce6" office:value-type="string" calcext:value-type="string">
            <text:p>support</text:p>
          </table:table-cell>
          <table:table-cell table:style-name="ce53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style-name="ce53" office:value-type="string" calcext:value-type="string">
            <text:p>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71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* 0 IR 034\r</text:p>
          </table:table-cell>
          <table:table-cell table:style-name="ce13" office:value-type="string" calcext:value-type="string">
            <text:p>Video: Sharpness adjustment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4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style-name="ce38" office:value-type="string" calcext:value-type="string">
            <text:p>support</text:p>
          </table:table-cell>
          <table:table-cell table:style-name="ce42" office:value-type="string" calcext:value-type="string">
            <text:p>support</text:p>
          </table:table-cell>
          <table:table-cell table:number-columns-repeated="2" table:style-name="ce38" office:value-type="string" calcext:value-type="string">
            <text:p>support</text:p>
          </table:table-cell>
          <table:table-cell table:style-name="ce6" office:value-type="string" calcext:value-type="string">
            <text:p>support</text:p>
          </table:table-cell>
          <table:table-cell table:style-name="ce53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style-name="ce53" office:value-type="string" calcext:value-type="string">
            <text:p>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71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7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* 0 IR 035\r</text:p>
          </table:table-cell>
          <table:table-cell table:style-name="ce13" office:value-type="string" calcext:value-type="string">
            <text:p>Query Model name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* 0 IR 036\r</text:p>
          </table:table-cell>
          <table:table-cell table:style-name="ce13" office:value-type="string" calcext:value-type="string">
            <text:p>Query Native display resolution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* 0 IR 037\r</text:p>
          </table:table-cell>
          <table:table-cell table:style-name="ce13" office:value-type="string" calcext:value-type="string">
            <text:p>Query company name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6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* 0 IR 040\r</text:p>
          </table:table-cell>
          <table:table-cell table:style-name="ce14" office:value-type="string" calcext:value-type="string">
            <text:p>Aspect ratioL.Box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number-columns-repeated="2" table:style-name="ce18" office:value-type="string" calcext:value-type="string">
            <text:p>support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4" table:style-name="ce49" office:value-type="string" calcext:value-type="string">
            <text:p>Unsupport</text:p>
          </table:table-cell>
          <table:table-cell table:number-columns-repeated="2" table:style-name="ce49" office:value-type="string" calcext:value-type="string">
            <text:p>support</text:p>
          </table:table-cell>
          <table:table-cell table:number-columns-repeated="4" table:style-name="ce49" office:value-type="string" calcext:value-type="string">
            <text:p>Unsupport</text:p>
          </table:table-cell>
          <table:table-cell table:style-name="ce49" office:value-type="string" calcext:value-type="string">
            <text:p>support</text:p>
          </table:table-cell>
          <table:table-cell table:style-name="ce49" office:value-type="string" calcext:value-type="string">
            <text:p>Un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style-name="ce68" office:value-type="string" calcext:value-type="string">
            <text:p>support</text:p>
          </table:table-cell>
          <table:table-cell table:style-name="ce6" office:value-type="string" calcext:value-type="string">
            <text:p>support(H5380BD Only)</text:p>
          </table:table-cell>
          <table:table-cell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70" office:value-type="string" calcext:value-type="string">
            <text:p>Un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* 0 IR 041\r</text:p>
          </table:table-cell>
          <table:table-cell table:style-name="ce13" office:value-type="string" calcext:value-type="string">
            <text:p>Aspect ratio 1:1</text:p>
          </table:table-cell>
          <table:table-cell table:number-columns-repeated="4" table:style-name="ce18" office:value-type="string" calcext:value-type="string">
            <text:p>Unsupport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3" table:style-name="ce23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43" office:value-type="string" calcext:value-type="string">
            <text:p>Unsupport</text:p>
          </table:table-cell>
          <table:table-cell table:number-columns-repeated="2" table:style-name="ce18" office:value-type="string" calcext:value-type="string">
            <text:p>Unsupport</text:p>
          </table:table-cell>
          <table:table-cell table:number-columns-repeated="11" table:style-name="ce49" office:value-type="string" calcext:value-type="string">
            <text:p>Un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70" office:value-type="string" calcext:value-type="string">
            <text:p>Unsupport</text:p>
          </table:table-cell>
          <table:table-cell table:number-columns-repeated="4" table:style-name="ce49" office:value-type="string" calcext:value-type="string">
            <text:p>Unsupport</text:p>
          </table:table-cell>
          <table:table-cell table:style-name="ce70" office:value-type="string" calcext:value-type="string">
            <text:p>Un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90" office:value-type="string" calcext:value-type="string">
            <text:p>Un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* 0 IR 042\r</text:p>
          </table:table-cell>
          <table:table-cell table:style-name="ce13" office:value-type="string" calcext:value-type="string">
            <text:p>Keystone Up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7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* 0 IR 043\r</text:p>
          </table:table-cell>
          <table:table-cell table:style-name="ce13" office:value-type="string" calcext:value-type="string">
            <text:p>Keystone Down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7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* 0 IR 044\r</text:p>
          </table:table-cell>
          <table:table-cell table:style-name="ce13" office:value-type="string" calcext:value-type="string">
            <text:p>Keystone Left</text:p>
          </table:table-cell>
          <table:table-cell table:number-columns-repeated="4" table:style-name="ce18" office:value-type="string" calcext:value-type="string">
            <text:p>Unsupport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number-columns-repeated="2" table:style-name="ce18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18" office:value-type="string" calcext:value-type="string">
            <text:p>Unsupport</text:p>
          </table:table-cell>
          <table:table-cell table:number-columns-repeated="13" table:style-name="ce23" office:value-type="string" calcext:value-type="string">
            <text:p>Un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90" office:value-type="string" calcext:value-type="string">
            <text:p>Un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* 0 IR 045\r</text:p>
          </table:table-cell>
          <table:table-cell table:style-name="ce13" office:value-type="string" calcext:value-type="string">
            <text:p>Keystone Right</text:p>
          </table:table-cell>
          <table:table-cell table:number-columns-repeated="4" table:style-name="ce18" office:value-type="string" calcext:value-type="string">
            <text:p>Unsupport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style-name="ce25" office:value-type="string" calcext:value-type="string">
            <text:p>Unsupport</text:p>
          </table:table-cell>
          <table:table-cell table:style-name="ce28" office:value-type="string" calcext:value-type="string">
            <text:p>Unsupport</text:p>
          </table:table-cell>
          <table:table-cell table:style-name="ce33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number-columns-repeated="2" table:style-name="ce18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18" office:value-type="string" calcext:value-type="string">
            <text:p>Unsupport</text:p>
          </table:table-cell>
          <table:table-cell table:number-columns-repeated="13" table:style-name="ce23" office:value-type="string" calcext:value-type="string">
            <text:p>Un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90" office:value-type="string" calcext:value-type="string">
            <text:p>Un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* 0 IR 046\r</text:p>
          </table:table-cell>
          <table:table-cell table:style-name="ce13" office:value-type="string" calcext:value-type="string">
            <text:p>Zoom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* 0 IR 047\r</text:p>
          </table:table-cell>
          <table:table-cell table:style-name="ce13" office:value-type="string" calcext:value-type="string">
            <text:p>e-Key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5" office:value-type="string" calcext:value-type="string">
            <text:p>Unsupport</text:p>
          </table:table-cell>
          <table:table-cell table:style-name="ce31" office:value-type="string" calcext:value-type="string">
            <text:p>Unsupport</text:p>
          </table:table-cell>
          <table:table-cell table:style-name="ce34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3" table:style-name="ce49" office:value-type="string" calcext:value-type="string">
            <text:p>Unsupport</text:p>
          </table:table-cell>
          <table:table-cell table:number-columns-repeated="2" table:style-name="ce81" office:value-type="string" calcext:value-type="string">
            <text:p>Un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90" office:value-type="string" calcext:value-type="string">
            <text:p>Un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* 0 IR 048\r</text:p>
          </table:table-cell>
          <table:table-cell table:style-name="ce13" office:value-type="string" calcext:value-type="string">
            <text:p>Color RGB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50" office:value-type="string" calcext:value-type="string">
            <text:p>Un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style-name="ce6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3" table:style-name="ce70" office:value-type="string" calcext:value-type="string">
            <text:p>Unsupport</text:p>
          </table:table-cell>
          <table:table-cell table:number-columns-repeated="3" table:style-name="ce49" office:value-type="string" calcext:value-type="string">
            <text:p>Unsupport</text:p>
          </table:table-cell>
          <table:table-cell table:number-columns-repeated="2" table:style-name="ce81" office:value-type="string" calcext:value-type="string">
            <text:p>Un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90" office:value-type="string" calcext:value-type="string">
            <text:p>Un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* 0 IR 049\r</text:p>
          </table:table-cell>
          <table:table-cell table:style-name="ce13" office:value-type="string" calcext:value-type="string">
            <text:p>Language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8"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* 0 IR 050\r</text:p>
          </table:table-cell>
          <table:table-cell table:style-name="ce13" office:value-type="string" calcext:value-type="string">
            <text:p>Source HDMI</text:p>
          </table:table-cell>
          <table:table-cell table:style-name="ce19" office:value-type="string" calcext:value-type="string">
            <text:p>Unsupport</text:p>
          </table:table-cell>
          <table:table-cell table:style-name="ce18" office:value-type="string" calcext:value-type="string">
            <text:p>Unsupport</text:p>
          </table:table-cell>
          <table:table-cell table:number-columns-repeated="3"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style-name="ce25" office:value-type="string" calcext:value-type="string">
            <text:p>Unsupport</text:p>
          </table:table-cell>
          <table:table-cell table:style-name="ce32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3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3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style-name="ce68" office:value-type="string" calcext:value-type="string">
            <text:p>support</text:p>
          </table:table-cell>
          <table:table-cell table:style-name="ce70" office:value-type="string" calcext:value-type="string">
            <text:p>Unsupport</text:p>
          </table:table-cell>
          <table:table-cell table:number-columns-repeated="2" table:style-name="ce68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(With HDMI Model Only)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* 0 IR 051\r</text:p>
          </table:table-cell>
          <table:table-cell table:style-name="ce15" office:value-type="string" calcext:value-type="string">
            <text:p>ECO mode</text:p>
          </table:table-cell>
          <table:table-cell table:number-columns-repeated="9" table:style-name="ce21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41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style-name="ce23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* 0 IR 052\r</text:p>
          </table:table-cell>
          <table:table-cell table:style-name="ce15" office:value-type="string" calcext:value-type="string">
            <text:p>Query ECO mode</text:p>
          </table:table-cell>
          <table:table-cell table:number-columns-repeated="9" table:style-name="ce21" office:value-type="string" calcext:value-type="string">
            <text:p>Unsupport</text:p>
          </table:table-cell>
          <table:table-cell table:number-columns-repeated="4" table:style-name="ce23" office:value-type="string" calcext:value-type="string">
            <text:p>Unsupport</text:p>
          </table:table-cell>
          <table:table-cell table:style-name="ce41" office:value-type="string" calcext:value-type="string">
            <text:p>Unsupport</text:p>
          </table:table-cell>
          <table:table-cell table:style-name="ce23" office:value-type="string" calcext:value-type="string">
            <text:p>support</text:p>
          </table:table-cell>
          <table:table-cell table:style-name="ce47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number-columns-repeated="4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* 0 Lamp ?\r</text:p>
          </table:table-cell>
          <table:table-cell table:style-name="ce16" office:value-type="string" calcext:value-type="string">
            <text:p>Query the lamp ON/OFF</text:p>
          </table:table-cell>
          <table:table-cell table:number-columns-repeated="9" table:style-name="ce21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style-name="ce6" office:value-type="string" calcext:value-type="string">
            <text:p>support</text:p>
          </table:table-cell>
          <table:table-cell table:number-columns-repeated="3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style-name="ce70" office:value-type="string" calcext:value-type="string">
            <text:p>Unsupport</text:p>
          </table:table-cell>
          <table:table-cell table:number-columns-repeated="3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* 0 Lamp\r</text:p>
          </table:table-cell>
          <table:table-cell table:style-name="ce16" office:value-type="string" calcext:value-type="string">
            <text:p>Query the lamp hours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style-name="ce23" office:value-type="string" calcext:value-type="string">
            <text:p>support</text:p>
          </table:table-cell>
          <table:table-cell table:style-name="ce47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style-name="ce56" office:value-type="string" calcext:value-type="string">
            <text:p>support</text:p>
          </table:table-cell>
          <table:table-cell table:number-columns-repeated="3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style-name="ce70" office:value-type="string" calcext:value-type="string">
            <text:p>Unsupport</text:p>
          </table:table-cell>
          <table:table-cell table:number-columns-repeated="3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* 0 Src ?\r</text:p>
          </table:table-cell>
          <table:table-cell table:style-name="ce16" office:value-type="string" calcext:value-type="string">
            <text:p>Query source input type</text:p>
          </table:table-cell>
          <table:table-cell table:style-name="ce19" office:value-type="string" calcext:value-type="string">
            <text:p>support</text:p>
          </table:table-cell>
          <table:table-cell table:style-name="ce18" office:value-type="string" calcext:value-type="string">
            <text:p>support</text:p>
          </table:table-cell>
          <table:table-cell table:number-columns-repeated="4" table:style-name="ce19" office:value-type="string" calcext:value-type="string">
            <text:p>support</text:p>
          </table:table-cell>
          <table:table-cell table:style-name="ce2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style-name="ce34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Un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style-name="ce41" office:value-type="string" calcext:value-type="string">
            <text:p>support</text:p>
          </table:table-cell>
          <table:table-cell table:number-columns-repeated="2" table:style-name="ce23" office:value-type="string" calcext:value-type="string">
            <text:p>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2" table:style-name="ce6" office:value-type="string" calcext:value-type="string">
            <text:p>support</text:p>
          </table:table-cell>
          <table:table-cell table:number-columns-repeated="2" table:style-name="ce49" office:value-type="string" calcext:value-type="string">
            <text:p>Unsupport</text:p>
          </table:table-cell>
          <table:table-cell table:number-columns-repeated="3" table:style-name="ce6" office:value-type="string" calcext:value-type="string">
            <text:p>support</text:p>
          </table:table-cell>
          <table:table-cell table:style-name="ce64" office:value-type="string" calcext:value-type="string">
            <text:p>Unsupport</text:p>
          </table:table-cell>
          <table:table-cell table:style-name="ce70" office:value-type="string" calcext:value-type="string">
            <text:p>Unsupport</text:p>
          </table:table-cell>
          <table:table-cell table:number-columns-repeated="3" table:style-name="ce68" office:value-type="string" calcext:value-type="string">
            <text:p>support</text:p>
          </table:table-cell>
          <table:table-cell table:number-columns-repeated="4" table:style-name="ce6" office:value-type="string" calcext:value-type="string">
            <text:p>support</text:p>
          </table:table-cell>
          <table:table-cell table:style-name="ce68" office:value-type="string" calcext:value-type="string">
            <text:p>support</text:p>
          </table:table-cell>
          <table:table-cell table:number-columns-repeated="4" table:style-name="ce85" office:value-type="string" calcext:value-type="string">
            <text:p>Unsupport</text:p>
          </table:table-cell>
          <table:table-cell table:style-name="ce89" office:value-type="string" calcext:value-type="string">
            <text:p>support</text:p>
          </table:table-cell>
          <table:table-cell table:number-columns-repeated="2" table:style-name="ce91" office:value-type="string" calcext:value-type="string">
            <text:p>Unsupport</text:p>
          </table:table-cell>
          <table:table-cell table:number-columns-repeated="977"/>
        </table:table-row>
        <table:table-row table:style-name="ro5">
          <table:table-cell table:style-name="ce8"/>
          <table:table-cell table:style-name="ce7"/>
          <table:table-cell table:style-name="ce16"/>
          <table:table-cell table:style-name="ce19"/>
          <table:table-cell table:style-name="ce18"/>
          <table:table-cell table:style-name="ce19" table:number-columns-repeated="4"/>
          <table:table-cell table:style-name="ce25"/>
          <table:table-cell table:style-name="ce28"/>
          <table:table-cell table:style-name="ce34"/>
          <table:table-cell table:style-name="ce23" table:number-columns-repeated="4"/>
          <table:table-cell table:style-name="ce41"/>
          <table:table-cell table:style-name="ce23" table:number-columns-repeated="2"/>
          <table:table-cell table:style-name="ce6" table:number-columns-repeated="2"/>
          <table:table-cell table:style-name="ce49" table:number-columns-repeated="2"/>
          <table:table-cell table:style-name="ce6" table:number-columns-repeated="7"/>
          <table:table-cell table:style-name="ce64"/>
          <table:table-cell table:style-name="ce72" table:number-columns-repeated="4"/>
          <table:table-cell table:style-name="ce78" table:number-columns-repeated="2"/>
          <table:table-cell table:style-name="ce6" table:number-columns-repeated="2"/>
          <table:table-cell table:style-name="ce72" table:number-columns-repeated="4"/>
          <table:table-cell table:style-name="ce86"/>
          <table:table-cell table:style-name="ce79" table:number-columns-repeated="3"/>
          <table:table-cell table:number-columns-repeated="977"/>
        </table:table-row>
        <table:table-row table:style-name="ro5">
          <table:table-cell table:style-name="ce8"/>
          <table:table-cell table:style-name="ce7"/>
          <table:table-cell table:style-name="ce16"/>
          <table:table-cell table:style-name="ce19"/>
          <table:table-cell table:style-name="ce18"/>
          <table:table-cell table:style-name="ce19" table:number-columns-repeated="4"/>
          <table:table-cell table:style-name="ce25"/>
          <table:table-cell table:style-name="ce28"/>
          <table:table-cell table:style-name="ce34"/>
          <table:table-cell table:style-name="ce18" table:number-columns-repeated="2"/>
          <table:table-cell table:style-name="ce19" table:number-columns-repeated="2"/>
          <table:table-cell table:style-name="ce44"/>
          <table:table-cell table:style-name="ce23" table:number-columns-repeated="2"/>
          <table:table-cell table:style-name="ce7" table:number-columns-repeated="2"/>
          <table:table-cell table:style-name="ce49" table:number-columns-repeated="2"/>
          <table:table-cell table:style-name="ce6" table:number-columns-repeated="2"/>
          <table:table-cell table:style-name="ce49" table:number-columns-repeated="2"/>
          <table:table-cell table:style-name="ce6" table:number-columns-repeated="3"/>
          <table:table-cell table:style-name="ce64"/>
          <table:table-cell table:style-name="ce73" table:number-columns-repeated="4"/>
          <table:table-cell table:style-name="ce79" table:number-columns-repeated="2"/>
          <table:table-cell table:style-name="ce6" table:number-columns-repeated="2"/>
          <table:table-cell table:style-name="ce73" table:number-columns-repeated="4"/>
          <table:table-cell table:style-name="ce87"/>
          <table:table-cell table:style-name="ce79" table:number-columns-repeated="3"/>
          <table:table-cell table:number-columns-repeated="977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Titles" table:base-cell-address="$Command.$A$1" table:expression="([$Command.$A$1:.$C$1048576];[$Command.$A$3:.$AMJ$3])"/>
        </table:named-expressions>
        <calcext:conditional-formats>
          <calcext:conditional-format calcext:target-range-address="Command.D4:Command.I63 Command.D67:Command.I70 Command.AS43:Command.AU44 Command.R4:Command.S70 Command.T4:Command.AU7 Command.T57:Command.AN58 Command.T43:Command.AI44 Command.X11:Command.AK11 Command.M4:Command.P70">
            <calcext:condition calcext:apply-style-name="Excel_CondFormat_1_1_1" calcext:value="=&quot;Support&quot;" calcext:base-cell-address="Command.D4"/>
            <calcext:condition calcext:apply-style-name="Excel_CondFormat_1_1_2" calcext:value="=&quot;Support&quot;" calcext:base-cell-address="Command.D4"/>
            <calcext:condition calcext:apply-style-name="Excel_CondFormat_1_1_3" calcext:value="formula-is(NOT(ISERROR(SEARCH(&quot;Unsupport&quot;;[Command.D4]))))" calcext:base-cell-address="Command.D4"/>
          </calcext:conditional-format>
          <calcext:conditional-format calcext:target-range-address="Command.K4:Command.K59 Command.K67:Command.K70 Command.K61:Command.K62">
            <calcext:condition calcext:apply-style-name="Excel_CondFormat_1_2_1" calcext:value="=&quot;Support&quot;" calcext:base-cell-address="Command.K4"/>
            <calcext:condition calcext:apply-style-name="Excel_CondFormat_1_2_2" calcext:value="=&quot;Support&quot;" calcext:base-cell-address="Command.K4"/>
            <calcext:condition calcext:apply-style-name="Excel_CondFormat_1_2_3" calcext:value="formula-is(NOT(ISERROR(SEARCH(&quot;Unsupport&quot;;[Command.K4]))))" calcext:base-cell-address="Command.K4"/>
          </calcext:conditional-format>
          <calcext:conditional-format calcext:target-range-address="Command.K63:Command.K63">
            <calcext:condition calcext:apply-style-name="Excel_CondFormat_1_3_1" calcext:value="=&quot;Support&quot;" calcext:base-cell-address="Command.K63"/>
            <calcext:condition calcext:apply-style-name="Excel_CondFormat_1_3_2" calcext:value="=&quot;Support&quot;" calcext:base-cell-address="Command.K63"/>
            <calcext:condition calcext:apply-style-name="Excel_CondFormat_1_3_3" calcext:value="formula-is(NOT(ISERROR(SEARCH(&quot;Unsupport&quot;;[Command.K63]))))" calcext:base-cell-address="Command.K63"/>
          </calcext:conditional-format>
          <calcext:conditional-format calcext:target-range-address="Command.J4:Command.J63 Command.J67:Command.J70">
            <calcext:condition calcext:apply-style-name="Excel_CondFormat_1_4_1" calcext:value="=&quot;Support&quot;" calcext:base-cell-address="Command.J4"/>
            <calcext:condition calcext:apply-style-name="Excel_CondFormat_1_4_2" calcext:value="=&quot;Support&quot;" calcext:base-cell-address="Command.J4"/>
            <calcext:condition calcext:apply-style-name="Excel_CondFormat_1_4_3" calcext:value="formula-is(NOT(ISERROR(SEARCH(&quot;Unsupport&quot;;[Command.J4]))))" calcext:base-cell-address="Command.J4"/>
          </calcext:conditional-format>
          <calcext:conditional-format calcext:target-range-address="Command.K60:Command.K60">
            <calcext:condition calcext:apply-style-name="Excel_CondFormat_1_5_1" calcext:value="=&quot;Support&quot;" calcext:base-cell-address="Command.K60"/>
            <calcext:condition calcext:apply-style-name="Excel_CondFormat_1_5_2" calcext:value="=&quot;Support&quot;" calcext:base-cell-address="Command.K60"/>
            <calcext:condition calcext:apply-style-name="Excel_CondFormat_1_5_3" calcext:value="formula-is(NOT(ISERROR(SEARCH(&quot;Unsupport&quot;;[Command.K60]))))" calcext:base-cell-address="Command.K60"/>
          </calcext:conditional-format>
          <calcext:conditional-format calcext:target-range-address="Command.L4:Command.L63 Command.L67:Command.L70">
            <calcext:condition calcext:apply-style-name="Excel_CondFormat_1_6_1" calcext:value="=&quot;Support&quot;" calcext:base-cell-address="Command.L4"/>
            <calcext:condition calcext:apply-style-name="Excel_CondFormat_1_6_2" calcext:value="=&quot;Support&quot;" calcext:base-cell-address="Command.L4"/>
            <calcext:condition calcext:apply-style-name="Excel_CondFormat_1_6_3" calcext:value="formula-is(NOT(ISERROR(SEARCH(&quot;Unsupport&quot;;[Command.L4]))))" calcext:base-cell-address="Command.L4"/>
          </calcext:conditional-format>
          <calcext:conditional-format calcext:target-range-address="Command.AE55:Command.AE56">
            <calcext:condition calcext:apply-style-name="Excel_CondFormat_1_7_1" calcext:value="=&quot;Support&quot;" calcext:base-cell-address="Command.AE55"/>
            <calcext:condition calcext:apply-style-name="Excel_CondFormat_1_7_2" calcext:value="=&quot;Support&quot;" calcext:base-cell-address="Command.AE55"/>
            <calcext:condition calcext:apply-style-name="Excel_CondFormat_1_7_3" calcext:value="formula-is(NOT(ISERROR(SEARCH(&quot;Unsupport&quot;;[Command.AE55]))))" calcext:base-cell-address="Command.AE55"/>
          </calcext:conditional-format>
          <calcext:conditional-format calcext:target-range-address="Command.AT8:Command.AU42 Command.AT45:Command.AU68">
            <calcext:condition calcext:apply-style-name="Excel_CondFormat_1_8_1" calcext:value="=&quot;Support&quot;" calcext:base-cell-address="Command.AT8"/>
            <calcext:condition calcext:apply-style-name="Excel_CondFormat_1_8_2" calcext:value="=&quot;Support&quot;" calcext:base-cell-address="Command.AT8"/>
            <calcext:condition calcext:apply-style-name="Excel_CondFormat_1_8_3" calcext:value="formula-is(NOT(ISERROR(SEARCH(&quot;Unsupport&quot;;[Command.AT8]))))" calcext:base-cell-address="Command.AT8"/>
          </calcext:conditional-format>
          <calcext:conditional-format calcext:target-range-address="Command.U11:Command.U11">
            <calcext:condition calcext:apply-style-name="Excel_CondFormat_1_9_1" calcext:value="=&quot;Support&quot;" calcext:base-cell-address="Command.U11"/>
            <calcext:condition calcext:apply-style-name="Excel_CondFormat_1_9_2" calcext:value="=&quot;Support&quot;" calcext:base-cell-address="Command.U11"/>
            <calcext:condition calcext:apply-style-name="Excel_CondFormat_1_9_3" calcext:value="formula-is(NOT(ISERROR(SEARCH(&quot;Unsupport&quot;;[Command.U11]))))" calcext:base-cell-address="Command.U11"/>
          </calcext:conditional-format>
          <calcext:conditional-format calcext:target-range-address="Command.U15:Command.W15">
            <calcext:condition calcext:apply-style-name="Excel_CondFormat_1_10_1" calcext:value="=&quot;Support&quot;" calcext:base-cell-address="Command.U15"/>
            <calcext:condition calcext:apply-style-name="Excel_CondFormat_1_10_2" calcext:value="=&quot;Support&quot;" calcext:base-cell-address="Command.U15"/>
            <calcext:condition calcext:apply-style-name="Excel_CondFormat_1_10_3" calcext:value="formula-is(NOT(ISERROR(SEARCH(&quot;Unsupport&quot;;[Command.U15]))))" calcext:base-cell-address="Command.U15"/>
          </calcext:conditional-format>
          <calcext:conditional-format calcext:target-range-address="Command.V8:Command.W14">
            <calcext:condition calcext:apply-style-name="Excel_CondFormat_1_11_1" calcext:value="=&quot;Support&quot;" calcext:base-cell-address="Command.V8"/>
            <calcext:condition calcext:apply-style-name="Excel_CondFormat_1_11_2" calcext:value="=&quot;Support&quot;" calcext:base-cell-address="Command.V8"/>
            <calcext:condition calcext:apply-style-name="Excel_CondFormat_1_11_3" calcext:value="formula-is(NOT(ISERROR(SEARCH(&quot;Unsupport&quot;;[Command.V8]))))" calcext:base-cell-address="Command.V8"/>
          </calcext:conditional-format>
          <calcext:conditional-format calcext:target-range-address="Command.AC8:Command.AF9">
            <calcext:condition calcext:apply-style-name="Excel_CondFormat_1_12_1" calcext:value="=&quot;Support&quot;" calcext:base-cell-address="Command.AC8"/>
            <calcext:condition calcext:apply-style-name="Excel_CondFormat_1_12_2" calcext:value="=&quot;Support&quot;" calcext:base-cell-address="Command.AC8"/>
            <calcext:condition calcext:apply-style-name="Excel_CondFormat_1_12_3" calcext:value="formula-is(NOT(ISERROR(SEARCH(&quot;Unsupport&quot;;[Command.AC8]))))" calcext:base-cell-address="Command.AC8"/>
          </calcext:conditional-format>
          <calcext:conditional-format calcext:target-range-address="Command.AC12:Command.AE15">
            <calcext:condition calcext:apply-style-name="Excel_CondFormat_1_13_1" calcext:value="=&quot;Support&quot;" calcext:base-cell-address="Command.AC12"/>
            <calcext:condition calcext:apply-style-name="Excel_CondFormat_1_13_2" calcext:value="=&quot;Support&quot;" calcext:base-cell-address="Command.AC12"/>
            <calcext:condition calcext:apply-style-name="Excel_CondFormat_1_13_3" calcext:value="formula-is(NOT(ISERROR(SEARCH(&quot;Unsupport&quot;;[Command.AC12]))))" calcext:base-cell-address="Command.AC12"/>
          </calcext:conditional-format>
          <calcext:conditional-format calcext:target-range-address="Command.AA8:Command.AA10">
            <calcext:condition calcext:apply-style-name="Excel_CondFormat_1_14_1" calcext:value="=&quot;Support&quot;" calcext:base-cell-address="Command.AA8"/>
            <calcext:condition calcext:apply-style-name="Excel_CondFormat_1_14_2" calcext:value="=&quot;Support&quot;" calcext:base-cell-address="Command.AA8"/>
            <calcext:condition calcext:apply-style-name="Excel_CondFormat_1_14_3" calcext:value="formula-is(NOT(ISERROR(SEARCH(&quot;Unsupport&quot;;[Command.AA8]))))" calcext:base-cell-address="Command.AA8"/>
          </calcext:conditional-format>
          <calcext:conditional-format calcext:target-range-address="Command.AA12:Command.AA15">
            <calcext:condition calcext:apply-style-name="Excel_CondFormat_1_15_1" calcext:value="=&quot;Support&quot;" calcext:base-cell-address="Command.AA12"/>
            <calcext:condition calcext:apply-style-name="Excel_CondFormat_1_15_2" calcext:value="=&quot;Support&quot;" calcext:base-cell-address="Command.AA12"/>
            <calcext:condition calcext:apply-style-name="Excel_CondFormat_1_15_3" calcext:value="formula-is(NOT(ISERROR(SEARCH(&quot;Unsupport&quot;;[Command.AA12]))))" calcext:base-cell-address="Command.AA12"/>
          </calcext:conditional-format>
          <calcext:conditional-format calcext:target-range-address="Command.AB15:Command.AB18">
            <calcext:condition calcext:apply-style-name="Excel_CondFormat_1_16_1" calcext:value="=&quot;Support&quot;" calcext:base-cell-address="Command.AB15"/>
            <calcext:condition calcext:apply-style-name="Excel_CondFormat_1_16_2" calcext:value="=&quot;Support&quot;" calcext:base-cell-address="Command.AB15"/>
            <calcext:condition calcext:apply-style-name="Excel_CondFormat_1_16_3" calcext:value="formula-is(NOT(ISERROR(SEARCH(&quot;Unsupport&quot;;[Command.AB15]))))" calcext:base-cell-address="Command.AB15"/>
          </calcext:conditional-format>
          <calcext:conditional-format calcext:target-range-address="Command.AG15:Command.AK15">
            <calcext:condition calcext:apply-style-name="Excel_CondFormat_1_17_1" calcext:value="=&quot;Support&quot;" calcext:base-cell-address="Command.AG15"/>
            <calcext:condition calcext:apply-style-name="Excel_CondFormat_1_17_2" calcext:value="=&quot;Support&quot;" calcext:base-cell-address="Command.AG15"/>
            <calcext:condition calcext:apply-style-name="Excel_CondFormat_1_17_3" calcext:value="formula-is(NOT(ISERROR(SEARCH(&quot;Unsupport&quot;;[Command.AG15]))))" calcext:base-cell-address="Command.AG15"/>
          </calcext:conditional-format>
          <calcext:conditional-format calcext:target-range-address="Command.AJ8:Command.AK9">
            <calcext:condition calcext:apply-style-name="Excel_CondFormat_1_18_1" calcext:value="=&quot;Support&quot;" calcext:base-cell-address="Command.AJ8"/>
            <calcext:condition calcext:apply-style-name="Excel_CondFormat_1_18_2" calcext:value="=&quot;Support&quot;" calcext:base-cell-address="Command.AJ8"/>
            <calcext:condition calcext:apply-style-name="Excel_CondFormat_1_18_3" calcext:value="formula-is(NOT(ISERROR(SEARCH(&quot;Unsupport&quot;;[Command.AJ8]))))" calcext:base-cell-address="Command.AJ8"/>
          </calcext:conditional-format>
          <calcext:conditional-format calcext:target-range-address="Command.AJ12:Command.AK14">
            <calcext:condition calcext:apply-style-name="Excel_CondFormat_1_19_1" calcext:value="=&quot;Support&quot;" calcext:base-cell-address="Command.AJ12"/>
            <calcext:condition calcext:apply-style-name="Excel_CondFormat_1_19_2" calcext:value="=&quot;Support&quot;" calcext:base-cell-address="Command.AJ12"/>
            <calcext:condition calcext:apply-style-name="Excel_CondFormat_1_19_3" calcext:value="formula-is(NOT(ISERROR(SEARCH(&quot;Unsupport&quot;;[Command.AJ12]))))" calcext:base-cell-address="Command.AJ12"/>
          </calcext:conditional-format>
          <calcext:conditional-format calcext:target-range-address="Command.AN8:Command.AR9">
            <calcext:condition calcext:apply-style-name="Excel_CondFormat_1_20_1" calcext:value="=&quot;Support&quot;" calcext:base-cell-address="Command.AN8"/>
            <calcext:condition calcext:apply-style-name="Excel_CondFormat_1_20_2" calcext:value="=&quot;Support&quot;" calcext:base-cell-address="Command.AN8"/>
            <calcext:condition calcext:apply-style-name="Excel_CondFormat_1_20_3" calcext:value="formula-is(NOT(ISERROR(SEARCH(&quot;Unsupport&quot;;[Command.AN8]))))" calcext:base-cell-address="Command.AN8"/>
          </calcext:conditional-format>
          <calcext:conditional-format calcext:target-range-address="Command.AN11:Command.AR15">
            <calcext:condition calcext:apply-style-name="Excel_CondFormat_1_21_1" calcext:value="=&quot;Support&quot;" calcext:base-cell-address="Command.AN11"/>
            <calcext:condition calcext:apply-style-name="Excel_CondFormat_1_21_2" calcext:value="=&quot;Support&quot;" calcext:base-cell-address="Command.AN11"/>
            <calcext:condition calcext:apply-style-name="Excel_CondFormat_1_21_3" calcext:value="formula-is(NOT(ISERROR(SEARCH(&quot;Unsupport&quot;;[Command.AN11]))))" calcext:base-cell-address="Command.AN11"/>
          </calcext:conditional-format>
          <calcext:conditional-format calcext:target-range-address="Command.AO10:Command.AR10">
            <calcext:condition calcext:apply-style-name="Excel_CondFormat_1_22_1" calcext:value="=&quot;Support&quot;" calcext:base-cell-address="Command.AO10"/>
            <calcext:condition calcext:apply-style-name="Excel_CondFormat_1_22_2" calcext:value="=&quot;Support&quot;" calcext:base-cell-address="Command.AO10"/>
            <calcext:condition calcext:apply-style-name="Excel_CondFormat_1_22_3" calcext:value="formula-is(NOT(ISERROR(SEARCH(&quot;Unsupport&quot;;[Command.AO10]))))" calcext:base-cell-address="Command.AO10"/>
          </calcext:conditional-format>
          <calcext:conditional-format calcext:target-range-address="Command.AL43:Command.AN44">
            <calcext:condition calcext:apply-style-name="Excel_CondFormat_1_23_1" calcext:value="=&quot;Support&quot;" calcext:base-cell-address="Command.AL43"/>
            <calcext:condition calcext:apply-style-name="Excel_CondFormat_1_23_2" calcext:value="=&quot;Support&quot;" calcext:base-cell-address="Command.AL43"/>
            <calcext:condition calcext:apply-style-name="Excel_CondFormat_1_23_3" calcext:value="formula-is(NOT(ISERROR(SEARCH(&quot;Unsupport&quot;;[Command.AL43]))))" calcext:base-cell-address="Command.AL43"/>
          </calcext:conditional-format>
          <calcext:conditional-format calcext:target-range-address="Command.AM60:Command.AN61">
            <calcext:condition calcext:apply-style-name="Excel_CondFormat_1_24_1" calcext:value="=&quot;Support&quot;" calcext:base-cell-address="Command.AM60"/>
            <calcext:condition calcext:apply-style-name="Excel_CondFormat_1_24_2" calcext:value="=&quot;Support&quot;" calcext:base-cell-address="Command.AM60"/>
            <calcext:condition calcext:apply-style-name="Excel_CondFormat_1_24_3" calcext:value="formula-is(NOT(ISERROR(SEARCH(&quot;Unsupport&quot;;[Command.AM60]))))" calcext:base-cell-address="Command.AM60"/>
          </calcext:conditional-format>
          <calcext:conditional-format calcext:target-range-address="Command.AO16:Command.AR68">
            <calcext:condition calcext:apply-style-name="Excel_CondFormat_1_25_1" calcext:value="=&quot;Support&quot;" calcext:base-cell-address="Command.AO16"/>
            <calcext:condition calcext:apply-style-name="Excel_CondFormat_1_25_2" calcext:value="=&quot;Support&quot;" calcext:base-cell-address="Command.AO16"/>
            <calcext:condition calcext:apply-style-name="Excel_CondFormat_1_25_3" calcext:value="formula-is(NOT(ISERROR(SEARCH(&quot;Unsupport&quot;;[Command.AO16]))))" calcext:base-cell-address="Command.AO16"/>
          </calcext:conditional-format>
          <calcext:conditional-format calcext:target-range-address="Command.D64:Command.L66">
            <calcext:condition calcext:apply-style-name="Excel_CondFormat_1_26_1" calcext:value="=&quot;Support&quot;" calcext:base-cell-address="Command.D64"/>
            <calcext:condition calcext:apply-style-name="Excel_CondFormat_1_26_2" calcext:value="=&quot;Support&quot;" calcext:base-cell-address="Command.D64"/>
            <calcext:condition calcext:apply-style-name="Excel_CondFormat_1_26_3" calcext:value="formula-is(NOT(ISERROR(SEARCH(&quot;Unsupport&quot;;[Command.D64]))))" calcext:base-cell-address="Command.D64"/>
          </calcext:conditional-format>
          <calcext:conditional-format calcext:target-range-address="Command.Q16:Command.Q70">
            <calcext:condition calcext:apply-style-name="Excel_CondFormat_1_27_1" calcext:value="=&quot;Support&quot;" calcext:base-cell-address="Command.Q16"/>
            <calcext:condition calcext:apply-style-name="Excel_CondFormat_1_27_2" calcext:value="=&quot;Support&quot;" calcext:base-cell-address="Command.Q16"/>
            <calcext:condition calcext:apply-style-name="Excel_CondFormat_1_27_3" calcext:value="formula-is(NOT(ISERROR(SEARCH(&quot;Unsupport&quot;;[Command.Q16]))))" calcext:base-cell-address="Command.Q16"/>
          </calcext:conditional-format>
          <calcext:conditional-format calcext:target-range-address="Command.Q4:Command.Q15">
            <calcext:condition calcext:apply-style-name="Excel_CondFormat_1_28_1" calcext:value="=&quot;Support&quot;" calcext:base-cell-address="Command.Q4"/>
            <calcext:condition calcext:apply-style-name="Excel_CondFormat_1_28_2" calcext:value="=&quot;Support&quot;" calcext:base-cell-address="Command.Q4"/>
            <calcext:condition calcext:apply-style-name="Excel_CondFormat_1_28_3" calcext:value="formula-is(NOT(ISERROR(SEARCH(&quot;Unsupport&quot;;[Command.Q4]))))" calcext:base-cell-address="Command.Q4"/>
          </calcext:conditional-format>
        </calcext:conditional-formats>
      </table:table>
      <table:named-expressions>
        <table:named-expression table:name="Excel_BuiltIn_Print_Titles_2_1_1" table:base-cell-address="$Command.$A$1" table:expression="([$Command.$A$1:.$C$65503];[$Command.$A$3:.$AMJ$3])"/>
        <table:named-expression table:name="Excel_BuiltIn_Print_Titles_2_1_1_1" table:base-cell-address="$Command.$A$1" table:expression="([$Command.$A$1:.$C$65499];[$Command.$A$3:.$AMJ$3])"/>
        <table:named-expression table:name="Excel_BuiltIn_Print_Titles_2_1_1_1_1" table:base-cell-address="$Command.$A$1" table:expression="([$Command.$A$1:.$C$65499];[$Command.$A$3:.$AMJ$3])"/>
        <table:named-range table:name="OLE_LINK1_2" table:base-cell-address="$Command.$A$1" table:cell-range-address="$Command.$C$55"/>
        <table:named-range table:name="OLE_LINK2_2" table:base-cell-address="$Command.$A$1" table:cell-range-address="$Command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US$</number:text>
      <number:number number:decimal-places="0" number:min-integer-digits="1" number:grouping="true"/>
      <number:text> </number:text>
    </number:number-style>
    <number:number-style style:name="N110">
      <number:text>(US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US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US$</number:text>
      <number:number number:decimal-places="2" number:min-integer-digits="1" number:grouping="true"/>
      <number:text> </number:text>
    </number:number-style>
    <number:number-style style:name="N112">
      <number:text>(US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US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year number:style="long"/>
      <number:text>.</number:text>
      <number:month number:style="long"/>
      <number:text>.</number:text>
      <number:day number:style="long"/>
    </number:date-style>
    <number:number-style style:name="N127P0" style:volatile="true">
      <number:text>Support</number:text>
    </number:number-style>
    <number:number-style style:name="N127">
      <style:text-properties fo:color="#ff0000"/>
      <number:text>Unsupport</number:text>
      <style:map style:condition="value()&gt;=0" style:apply-style-name="N127P0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 number:language="ru" number:country="RU"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 number:language="ru" number:country="RU"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1_5f_2" style:display-name="Excel_CondFormat_1_1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1_5f_3" style:display-name="Excel_CondFormat_1_1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2_5f_2" style:display-name="Excel_CondFormat_1_2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2_5f_3" style:display-name="Excel_CondFormat_1_2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3_5f_2" style:display-name="Excel_CondFormat_1_3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3_5f_3" style:display-name="Excel_CondFormat_1_3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4_5f_2" style:display-name="Excel_CondFormat_1_4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4_5f_3" style:display-name="Excel_CondFormat_1_4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5_5f_2" style:display-name="Excel_CondFormat_1_5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5_5f_3" style:display-name="Excel_CondFormat_1_5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6_5f_2" style:display-name="Excel_CondFormat_1_6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6_5f_3" style:display-name="Excel_CondFormat_1_6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7_5f_2" style:display-name="Excel_CondFormat_1_7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7_5f_3" style:display-name="Excel_CondFormat_1_7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8_5f_1" style:display-name="Excel_CondFormat_1_8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8_5f_2" style:display-name="Excel_CondFormat_1_8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8_5f_3" style:display-name="Excel_CondFormat_1_8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9_5f_1" style:display-name="Excel_CondFormat_1_9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9_5f_2" style:display-name="Excel_CondFormat_1_9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9_5f_3" style:display-name="Excel_CondFormat_1_9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10_5f_1" style:display-name="Excel_CondFormat_1_10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10_5f_2" style:display-name="Excel_CondFormat_1_10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10_5f_3" style:display-name="Excel_CondFormat_1_10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11_5f_1" style:display-name="Excel_CondFormat_1_11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11_5f_2" style:display-name="Excel_CondFormat_1_11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11_5f_3" style:display-name="Excel_CondFormat_1_11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12_5f_1" style:display-name="Excel_CondFormat_1_12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12_5f_2" style:display-name="Excel_CondFormat_1_12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12_5f_3" style:display-name="Excel_CondFormat_1_12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13_5f_1" style:display-name="Excel_CondFormat_1_13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13_5f_2" style:display-name="Excel_CondFormat_1_13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13_5f_3" style:display-name="Excel_CondFormat_1_13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14_5f_1" style:display-name="Excel_CondFormat_1_14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14_5f_2" style:display-name="Excel_CondFormat_1_14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14_5f_3" style:display-name="Excel_CondFormat_1_14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15_5f_1" style:display-name="Excel_CondFormat_1_15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15_5f_2" style:display-name="Excel_CondFormat_1_15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15_5f_3" style:display-name="Excel_CondFormat_1_15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16_5f_1" style:display-name="Excel_CondFormat_1_16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16_5f_2" style:display-name="Excel_CondFormat_1_16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16_5f_3" style:display-name="Excel_CondFormat_1_16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17_5f_1" style:display-name="Excel_CondFormat_1_17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17_5f_2" style:display-name="Excel_CondFormat_1_17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17_5f_3" style:display-name="Excel_CondFormat_1_17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18_5f_1" style:display-name="Excel_CondFormat_1_18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18_5f_2" style:display-name="Excel_CondFormat_1_18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18_5f_3" style:display-name="Excel_CondFormat_1_18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19_5f_1" style:display-name="Excel_CondFormat_1_19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19_5f_2" style:display-name="Excel_CondFormat_1_19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19_5f_3" style:display-name="Excel_CondFormat_1_19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20_5f_1" style:display-name="Excel_CondFormat_1_20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20_5f_2" style:display-name="Excel_CondFormat_1_20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20_5f_3" style:display-name="Excel_CondFormat_1_20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21_5f_1" style:display-name="Excel_CondFormat_1_21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21_5f_2" style:display-name="Excel_CondFormat_1_21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21_5f_3" style:display-name="Excel_CondFormat_1_21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22_5f_1" style:display-name="Excel_CondFormat_1_22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22_5f_2" style:display-name="Excel_CondFormat_1_22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22_5f_3" style:display-name="Excel_CondFormat_1_22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23_5f_1" style:display-name="Excel_CondFormat_1_23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23_5f_2" style:display-name="Excel_CondFormat_1_23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23_5f_3" style:display-name="Excel_CondFormat_1_23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24_5f_1" style:display-name="Excel_CondFormat_1_24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24_5f_2" style:display-name="Excel_CondFormat_1_24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24_5f_3" style:display-name="Excel_CondFormat_1_24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25_5f_1" style:display-name="Excel_CondFormat_1_25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25_5f_2" style:display-name="Excel_CondFormat_1_25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25_5f_3" style:display-name="Excel_CondFormat_1_25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26_5f_1" style:display-name="Excel_CondFormat_1_26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26_5f_2" style:display-name="Excel_CondFormat_1_26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26_5f_3" style:display-name="Excel_CondFormat_1_26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27_5f_1" style:display-name="Excel_CondFormat_1_27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27_5f_2" style:display-name="Excel_CondFormat_1_27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27_5f_3" style:display-name="Excel_CondFormat_1_27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1_5f_28_5f_1" style:display-name="Excel_CondFormat_1_28_1" style:family="table-cell" style:parent-style-name="Defaul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Excel_5f_CondFormat_5f_1_5f_28_5f_2" style:display-name="Excel_CondFormat_1_28_2" style:family="table-cell" style:parent-style-name="Default">
      <style:text-properties style:use-window-font-color="true" style:text-line-through-style="none" style:text-line-through-type="none"/>
    </style:style>
    <style:style style:name="Excel_5f_CondFormat_5f_1_5f_28_5f_3" style:display-name="Excel_CondFormat_1_28_3" style:family="table-cell" style:parent-style-name="Default">
      <style:text-properties fo:color="#ff0000" style:text-line-through-style="none" style:text-line-through-type="none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199cm" fo:margin-bottom="0.7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.27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Command" style:display-name="PageStyle_Command" style:page-layout-name="Mpm3">
      <style:header style:display="false"/>
      <style:header-left style:display="false"/>
      <style:footer>
        <style:region-right>
          <text:p><text:span text:style-name="MT1"><text:page-number>1</text:page-number></text:span></text:p>
        </style:region-right>
      </style:footer>
      <style:footer-left style:display="false">
        <style:region-right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o, Faith</meta:initial-creator>
    <meta:creation-date>2013-07-10T05:26:42</meta:creation-date>
    <dc:creator>Kuo, Faith</dc:creator>
    <dc:date>2014-03-12T12:37:52</dc:date>
    <meta:document-statistic meta:table-count="1" meta:cell-count="3034" meta:object-count="0"/>
    <meta:generator>LibreOffice/4.2.7.2$Linux_X86_64 LibreOffice_project/420m0$Build-2</meta:generator>
  </office:meta>
</office:document-meta>
</file>